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09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26:36 9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7236" calcext:value-type="float">
            <text:p>799,97236</text:p>
          </table:table-cell>
          <table:table-cell office:value-type="float" office:value="5221" calcext:value-type="float">
            <text:p>5221</text:p>
          </table:table-cell>
          <table:table-cell office:value-type="float" office:value="1052" calcext:value-type="float">
            <text:p>1052</text:p>
          </table:table-cell>
          <table:table-cell table:number-columns-repeated="2"/>
          <table:table-cell table:formula="of:=AVERAGE([.C2:.C2010])" office:value-type="float" office:value="5216.61082024433" calcext:value-type="float">
            <text:p>5216,6108202443</text:p>
          </table:table-cell>
          <table:table-cell table:formula="of:=AVERAGE([.D2:.D2010])" office:value-type="float" office:value="1024.01047120419" calcext:value-type="float">
            <text:p>1024,01047120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8228" calcext:value-type="float">
            <text:p>899,98228</text:p>
          </table:table-cell>
          <table:table-cell office:value-type="float" office:value="5224" calcext:value-type="float">
            <text:p>5224</text:p>
          </table:table-cell>
          <table:table-cell office:value-type="float" office:value="978" calcext:value-type="float">
            <text:p>978</text:p>
          </table:table-cell>
          <table:table-cell table:number-columns-repeated="2"/>
          <table:table-cell table:formula="of:=COM.MICROSOFT.STDEV.P([.C2:.C2010])" office:value-type="float" office:value="16.1634438187264" calcext:value-type="float">
            <text:p>16,1634438187</text:p>
          </table:table-cell>
          <table:table-cell table:formula="of:=COM.MICROSOFT.STDEV.P([.D2:.D2010])" office:value-type="float" office:value="20.922442052814" calcext:value-type="float">
            <text:p>20,92244205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.9707" calcext:value-type="float">
            <text:p>999,9707</text:p>
          </table:table-cell>
          <table:table-cell office:value-type="float" office:value="5221" calcext:value-type="float">
            <text:p>5221</text:p>
          </table:table-cell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7576" calcext:value-type="float">
            <text:p>1099,97576</text:p>
          </table:table-cell>
          <table:table-cell office:value-type="float" office:value="5255" calcext:value-type="float">
            <text:p>5255</text:p>
          </table:table-cell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9058" calcext:value-type="float">
            <text:p>1199,99058</text:p>
          </table:table-cell>
          <table:table-cell office:value-type="float" office:value="5239" calcext:value-type="float">
            <text:p>5239</text:p>
          </table:table-cell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707" calcext:value-type="float">
            <text:p>1299,9707</text:p>
          </table:table-cell>
          <table:table-cell office:value-type="float" office:value="5225" calcext:value-type="float">
            <text:p>5225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6712" calcext:value-type="float">
            <text:p>1399,96712</text:p>
          </table:table-cell>
          <table:table-cell office:value-type="float" office:value="5237" calcext:value-type="float">
            <text:p>5237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9.98102" calcext:value-type="float">
            <text:p>1499,98102</text:p>
          </table:table-cell>
          <table:table-cell office:value-type="float" office:value="5256" calcext:value-type="float">
            <text:p>5256</text:p>
          </table:table-cell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844" calcext:value-type="float">
            <text:p>1599,9844</text:p>
          </table:table-cell>
          <table:table-cell office:value-type="float" office:value="5222" calcext:value-type="float">
            <text:p>5222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7398" calcext:value-type="float">
            <text:p>1699,97398</text:p>
          </table:table-cell>
          <table:table-cell office:value-type="float" office:value="5221" calcext:value-type="float">
            <text:p>522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7186" calcext:value-type="float">
            <text:p>1799,97186</text:p>
          </table:table-cell>
          <table:table-cell office:value-type="float" office:value="5221" calcext:value-type="float">
            <text:p>5221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973" calcext:value-type="float">
            <text:p>1899,9973</text:p>
          </table:table-cell>
          <table:table-cell office:value-type="float" office:value="5225" calcext:value-type="float">
            <text:p>5225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672" calcext:value-type="float">
            <text:p>1999,9672</text:p>
          </table:table-cell>
          <table:table-cell office:value-type="float" office:value="5222" calcext:value-type="float">
            <text:p>5222</text:p>
          </table:table-cell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99.97574" calcext:value-type="float">
            <text:p>2099,97574</text:p>
          </table:table-cell>
          <table:table-cell office:value-type="float" office:value="5242" calcext:value-type="float">
            <text:p>5242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7562" calcext:value-type="float">
            <text:p>2199,97562</text:p>
          </table:table-cell>
          <table:table-cell office:value-type="float" office:value="5222" calcext:value-type="float">
            <text:p>5222</text:p>
          </table:table-cell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6848" calcext:value-type="float">
            <text:p>2299,96848</text:p>
          </table:table-cell>
          <table:table-cell office:value-type="float" office:value="5234" calcext:value-type="float">
            <text:p>5234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9.97148" calcext:value-type="float">
            <text:p>2399,97148</text:p>
          </table:table-cell>
          <table:table-cell office:value-type="float" office:value="5256" calcext:value-type="float">
            <text:p>5256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8254" calcext:value-type="float">
            <text:p>2499,98254</text:p>
          </table:table-cell>
          <table:table-cell office:value-type="float" office:value="5222" calcext:value-type="float">
            <text:p>5222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926" calcext:value-type="float">
            <text:p>2599,9926</text:p>
          </table:table-cell>
          <table:table-cell office:value-type="float" office:value="5243" calcext:value-type="float">
            <text:p>5243</text:p>
          </table:table-cell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9.97944" calcext:value-type="float">
            <text:p>2699,97944</text:p>
          </table:table-cell>
          <table:table-cell office:value-type="float" office:value="5242" calcext:value-type="float">
            <text:p>5242</text:p>
          </table:table-cell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99.97386" calcext:value-type="float">
            <text:p>2799,97386</text:p>
          </table:table-cell>
          <table:table-cell office:value-type="float" office:value="5241" calcext:value-type="float">
            <text:p>5241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7562" calcext:value-type="float">
            <text:p>2899,97562</text:p>
          </table:table-cell>
          <table:table-cell office:value-type="float" office:value="5225" calcext:value-type="float">
            <text:p>5225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7192" calcext:value-type="float">
            <text:p>2999,97192</text:p>
          </table:table-cell>
          <table:table-cell office:value-type="float" office:value="5234" calcext:value-type="float">
            <text:p>5234</text:p>
          </table:table-cell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99.9709" calcext:value-type="float">
            <text:p>3099,9709</text:p>
          </table:table-cell>
          <table:table-cell office:value-type="float" office:value="5221" calcext:value-type="float">
            <text:p>5221</text:p>
          </table:table-cell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1576" calcext:value-type="float">
            <text:p>3200,01576</text:p>
          </table:table-cell>
          <table:table-cell office:value-type="float" office:value="5241" calcext:value-type="float">
            <text:p>524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2478" calcext:value-type="float">
            <text:p>3300,02478</text:p>
          </table:table-cell>
          <table:table-cell office:value-type="float" office:value="5230" calcext:value-type="float">
            <text:p>5230</text:p>
          </table:table-cell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8226" calcext:value-type="float">
            <text:p>3399,98226</text:p>
          </table:table-cell>
          <table:table-cell office:value-type="float" office:value="5255" calcext:value-type="float">
            <text:p>5255</text:p>
          </table:table-cell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6742" calcext:value-type="float">
            <text:p>3499,96742</text:p>
          </table:table-cell>
          <table:table-cell office:value-type="float" office:value="5254" calcext:value-type="float">
            <text:p>5254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2814" calcext:value-type="float">
            <text:p>3600,02814</text:p>
          </table:table-cell>
          <table:table-cell office:value-type="float" office:value="5255" calcext:value-type="float">
            <text:p>5255</text:p>
          </table:table-cell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6926" calcext:value-type="float">
            <text:p>3699,96926</text:p>
          </table:table-cell>
          <table:table-cell office:value-type="float" office:value="5253" calcext:value-type="float">
            <text:p>5253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99.97982" calcext:value-type="float">
            <text:p>3799,97982</text:p>
          </table:table-cell>
          <table:table-cell office:value-type="float" office:value="5222" calcext:value-type="float">
            <text:p>5222</text:p>
          </table:table-cell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8426" calcext:value-type="float">
            <text:p>3899,98426</text:p>
          </table:table-cell>
          <table:table-cell office:value-type="float" office:value="5243" calcext:value-type="float">
            <text:p>5243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99.99802" calcext:value-type="float">
            <text:p>3999,99802</text:p>
          </table:table-cell>
          <table:table-cell office:value-type="float" office:value="5256" calcext:value-type="float">
            <text:p>5256</text:p>
          </table:table-cell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7386" calcext:value-type="float">
            <text:p>4099,97386</text:p>
          </table:table-cell>
          <table:table-cell office:value-type="float" office:value="5249" calcext:value-type="float">
            <text:p>5249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99.96962" calcext:value-type="float">
            <text:p>4199,96962</text:p>
          </table:table-cell>
          <table:table-cell office:value-type="float" office:value="5249" calcext:value-type="float">
            <text:p>5249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6882" calcext:value-type="float">
            <text:p>4299,96882</text:p>
          </table:table-cell>
          <table:table-cell office:value-type="float" office:value="5221" calcext:value-type="float">
            <text:p>5221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7734" calcext:value-type="float">
            <text:p>4399,97734</text:p>
          </table:table-cell>
          <table:table-cell office:value-type="float" office:value="5249" calcext:value-type="float">
            <text:p>5249</text:p>
          </table:table-cell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9.98018" calcext:value-type="float">
            <text:p>4499,98018</text:p>
          </table:table-cell>
          <table:table-cell office:value-type="float" office:value="5241" calcext:value-type="float">
            <text:p>524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8052" calcext:value-type="float">
            <text:p>4599,98052</text:p>
          </table:table-cell>
          <table:table-cell office:value-type="float" office:value="5230" calcext:value-type="float">
            <text:p>5230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99.98958" calcext:value-type="float">
            <text:p>4699,98958</text:p>
          </table:table-cell>
          <table:table-cell office:value-type="float" office:value="5226" calcext:value-type="float">
            <text:p>5226</text:p>
          </table:table-cell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7338" calcext:value-type="float">
            <text:p>4799,97338</text:p>
          </table:table-cell>
          <table:table-cell office:value-type="float" office:value="5228" calcext:value-type="float">
            <text:p>5228</text:p>
          </table:table-cell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7728" calcext:value-type="float">
            <text:p>4899,97728</text:p>
          </table:table-cell>
          <table:table-cell office:value-type="float" office:value="5254" calcext:value-type="float">
            <text:p>5254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7322" calcext:value-type="float">
            <text:p>4999,97322</text:p>
          </table:table-cell>
          <table:table-cell office:value-type="float" office:value="5221" calcext:value-type="float">
            <text:p>5221</text:p>
          </table:table-cell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99.99736" calcext:value-type="float">
            <text:p>5099,99736</text:p>
          </table:table-cell>
          <table:table-cell office:value-type="float" office:value="5248" calcext:value-type="float">
            <text:p>5248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0116" calcext:value-type="float">
            <text:p>5200,00116</text:p>
          </table:table-cell>
          <table:table-cell office:value-type="float" office:value="5228" calcext:value-type="float">
            <text:p>5228</text:p>
          </table:table-cell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8424" calcext:value-type="float">
            <text:p>5299,98424</text:p>
          </table:table-cell>
          <table:table-cell office:value-type="float" office:value="5229" calcext:value-type="float">
            <text:p>5229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2172" calcext:value-type="float">
            <text:p>5400,02172</text:p>
          </table:table-cell>
          <table:table-cell office:value-type="float" office:value="5249" calcext:value-type="float">
            <text:p>5249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99.998" calcext:value-type="float">
            <text:p>5499,998</text:p>
          </table:table-cell>
          <table:table-cell office:value-type="float" office:value="5254" calcext:value-type="float">
            <text:p>5254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94" calcext:value-type="float">
            <text:p>5599,994</text:p>
          </table:table-cell>
          <table:table-cell office:value-type="float" office:value="5255" calcext:value-type="float">
            <text:p>5255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0512" calcext:value-type="float">
            <text:p>5700,00512</text:p>
          </table:table-cell>
          <table:table-cell office:value-type="float" office:value="5230" calcext:value-type="float">
            <text:p>5230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9.9713" calcext:value-type="float">
            <text:p>5799,9713</text:p>
          </table:table-cell>
          <table:table-cell office:value-type="float" office:value="5221" calcext:value-type="float">
            <text:p>5221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7636" calcext:value-type="float">
            <text:p>5899,97636</text:p>
          </table:table-cell>
          <table:table-cell office:value-type="float" office:value="5228" calcext:value-type="float">
            <text:p>5228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7928" calcext:value-type="float">
            <text:p>5999,97928</text:p>
          </table:table-cell>
          <table:table-cell office:value-type="float" office:value="5247" calcext:value-type="float">
            <text:p>5247</text:p>
          </table:table-cell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712" calcext:value-type="float">
            <text:p>6099,9712</text:p>
          </table:table-cell>
          <table:table-cell office:value-type="float" office:value="5221" calcext:value-type="float">
            <text:p>5221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99.97524" calcext:value-type="float">
            <text:p>6199,97524</text:p>
          </table:table-cell>
          <table:table-cell office:value-type="float" office:value="5221" calcext:value-type="float">
            <text:p>5221</text:p>
          </table:table-cell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.03252" calcext:value-type="float">
            <text:p>6300,03252</text:p>
          </table:table-cell>
          <table:table-cell office:value-type="float" office:value="5221" calcext:value-type="float">
            <text:p>5221</text:p>
          </table:table-cell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9.97688" calcext:value-type="float">
            <text:p>6399,97688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7594" calcext:value-type="float">
            <text:p>6499,97594</text:p>
          </table:table-cell>
          <table:table-cell office:value-type="float" office:value="5221" calcext:value-type="float">
            <text:p>5221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99.9815" calcext:value-type="float">
            <text:p>6599,9815</text:p>
          </table:table-cell>
          <table:table-cell office:value-type="float" office:value="5221" calcext:value-type="float">
            <text:p>5221</text:p>
          </table:table-cell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699.9874" calcext:value-type="float">
            <text:p>6699,9874</text:p>
          </table:table-cell>
          <table:table-cell office:value-type="float" office:value="5228" calcext:value-type="float">
            <text:p>5228</text:p>
          </table:table-cell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99.9747" calcext:value-type="float">
            <text:p>6799,9747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99.97374" calcext:value-type="float">
            <text:p>6899,97374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999.98164" calcext:value-type="float">
            <text:p>6999,98164</text:p>
          </table:table-cell>
          <table:table-cell office:value-type="float" office:value="5221" calcext:value-type="float">
            <text:p>5221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099.99552" calcext:value-type="float">
            <text:p>7099,99552</text:p>
          </table:table-cell>
          <table:table-cell office:value-type="float" office:value="5221" calcext:value-type="float">
            <text:p>522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8344" calcext:value-type="float">
            <text:p>7199,98344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299.9966" calcext:value-type="float">
            <text:p>7299,9966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7624" calcext:value-type="float">
            <text:p>7399,97624</text:p>
          </table:table-cell>
          <table:table-cell office:value-type="float" office:value="5247" calcext:value-type="float">
            <text:p>5247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.00552" calcext:value-type="float">
            <text:p>7500,00552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8086" calcext:value-type="float">
            <text:p>7599,98086</text:p>
          </table:table-cell>
          <table:table-cell office:value-type="float" office:value="5221" calcext:value-type="float">
            <text:p>522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8122" calcext:value-type="float">
            <text:p>7699,98122</text:p>
          </table:table-cell>
          <table:table-cell office:value-type="float" office:value="5221" calcext:value-type="float">
            <text:p>5221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799.97206" calcext:value-type="float">
            <text:p>7799,97206</text:p>
          </table:table-cell>
          <table:table-cell office:value-type="float" office:value="5221" calcext:value-type="float">
            <text:p>5221</text:p>
          </table:table-cell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99.97914" calcext:value-type="float">
            <text:p>7899,97914</text:p>
          </table:table-cell>
          <table:table-cell office:value-type="float" office:value="5221" calcext:value-type="float">
            <text:p>5221</text:p>
          </table:table-cell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0.0262" calcext:value-type="float">
            <text:p>8000,0262</text:p>
          </table:table-cell>
          <table:table-cell office:value-type="float" office:value="5221" calcext:value-type="float">
            <text:p>5221</text:p>
          </table:table-cell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7298" calcext:value-type="float">
            <text:p>8099,97298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725" calcext:value-type="float">
            <text:p>8199,9725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299.99406" calcext:value-type="float">
            <text:p>8299,99406</text:p>
          </table:table-cell>
          <table:table-cell office:value-type="float" office:value="5221" calcext:value-type="float">
            <text:p>522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399.994" calcext:value-type="float">
            <text:p>8399,994</text:p>
          </table:table-cell>
          <table:table-cell office:value-type="float" office:value="5221" calcext:value-type="float">
            <text:p>5221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755" calcext:value-type="float">
            <text:p>8499,9755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6314" calcext:value-type="float">
            <text:p>8599,96314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.00814" calcext:value-type="float">
            <text:p>8700,00814</text:p>
          </table:table-cell>
          <table:table-cell office:value-type="float" office:value="5221" calcext:value-type="float">
            <text:p>5221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.02564" calcext:value-type="float">
            <text:p>8800,02564</text:p>
          </table:table-cell>
          <table:table-cell office:value-type="float" office:value="5239" calcext:value-type="float">
            <text:p>5239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0.0258" calcext:value-type="float">
            <text:p>8900,0258</text:p>
          </table:table-cell>
          <table:table-cell office:value-type="float" office:value="5221" calcext:value-type="float">
            <text:p>5221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231" calcext:value-type="float">
            <text:p>9000,0231</text:p>
          </table:table-cell>
          <table:table-cell office:value-type="float" office:value="5221" calcext:value-type="float">
            <text:p>5221</text:p>
          </table:table-cell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851" calcext:value-type="float">
            <text:p>9099,9851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199.9745" calcext:value-type="float">
            <text:p>9199,9745</text:p>
          </table:table-cell>
          <table:table-cell office:value-type="float" office:value="5221" calcext:value-type="float">
            <text:p>5221</text:p>
          </table:table-cell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9536" calcext:value-type="float">
            <text:p>9299,99536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99.9757" calcext:value-type="float">
            <text:p>9399,9757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0064" calcext:value-type="float">
            <text:p>9500,00064</text:p>
          </table:table-cell>
          <table:table-cell office:value-type="float" office:value="5221" calcext:value-type="float">
            <text:p>5221</text:p>
          </table:table-cell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99.98792" calcext:value-type="float">
            <text:p>9599,98792</text:p>
          </table:table-cell>
          <table:table-cell office:value-type="float" office:value="5221" calcext:value-type="float">
            <text:p>5221</text:p>
          </table:table-cell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7838" calcext:value-type="float">
            <text:p>9699,97838</text:p>
          </table:table-cell>
          <table:table-cell office:value-type="float" office:value="5221" calcext:value-type="float">
            <text:p>5221</text:p>
          </table:table-cell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6792" calcext:value-type="float">
            <text:p>9799,96792</text:p>
          </table:table-cell>
          <table:table-cell office:value-type="float" office:value="5247" calcext:value-type="float">
            <text:p>5247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899.98514" calcext:value-type="float">
            <text:p>9899,98514</text:p>
          </table:table-cell>
          <table:table-cell office:value-type="float" office:value="5221" calcext:value-type="float">
            <text:p>5221</text:p>
          </table:table-cell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928" calcext:value-type="float">
            <text:p>9999,9928</text:p>
          </table:table-cell>
          <table:table-cell office:value-type="float" office:value="5221" calcext:value-type="float">
            <text:p>5221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99.98088" calcext:value-type="float">
            <text:p>10099,98088</text:p>
          </table:table-cell>
          <table:table-cell office:value-type="float" office:value="5221" calcext:value-type="float">
            <text:p>5221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99.99466" calcext:value-type="float">
            <text:p>10199,99466</text:p>
          </table:table-cell>
          <table:table-cell office:value-type="float" office:value="5221" calcext:value-type="float">
            <text:p>522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77" calcext:value-type="float">
            <text:p>10299,977</text:p>
          </table:table-cell>
          <table:table-cell office:value-type="float" office:value="5221" calcext:value-type="float">
            <text:p>5221</text:p>
          </table:table-cell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399.97152" calcext:value-type="float">
            <text:p>10399,97152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9746" calcext:value-type="float">
            <text:p>10499,99746</text:p>
          </table:table-cell>
          <table:table-cell office:value-type="float" office:value="5221" calcext:value-type="float">
            <text:p>522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.01618" calcext:value-type="float">
            <text:p>10600,01618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99.99208" calcext:value-type="float">
            <text:p>10699,99208</text:p>
          </table:table-cell>
          <table:table-cell office:value-type="float" office:value="5221" calcext:value-type="float">
            <text:p>522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799.9686" calcext:value-type="float">
            <text:p>10799,9686</text:p>
          </table:table-cell>
          <table:table-cell office:value-type="float" office:value="5221" calcext:value-type="float">
            <text:p>5221</text:p>
          </table:table-cell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788" calcext:value-type="float">
            <text:p>10899,9788</text:p>
          </table:table-cell>
          <table:table-cell office:value-type="float" office:value="5221" calcext:value-type="float">
            <text:p>5221</text:p>
          </table:table-cell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.00258" calcext:value-type="float">
            <text:p>11000,00258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7874" calcext:value-type="float">
            <text:p>11099,97874</text:p>
          </table:table-cell>
          <table:table-cell office:value-type="float" office:value="5221" calcext:value-type="float">
            <text:p>522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199.98756" calcext:value-type="float">
            <text:p>11199,98756</text:p>
          </table:table-cell>
          <table:table-cell office:value-type="float" office:value="5221" calcext:value-type="float">
            <text:p>5221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7136" calcext:value-type="float">
            <text:p>11299,97136</text:p>
          </table:table-cell>
          <table:table-cell office:value-type="float" office:value="5221" calcext:value-type="float">
            <text:p>522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9248" calcext:value-type="float">
            <text:p>11399,99248</text:p>
          </table:table-cell>
          <table:table-cell office:value-type="float" office:value="5221" calcext:value-type="float">
            <text:p>5221</text:p>
          </table:table-cell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499.96902" calcext:value-type="float">
            <text:p>11499,96902</text:p>
          </table:table-cell>
          <table:table-cell office:value-type="float" office:value="5221" calcext:value-type="float">
            <text:p>5221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7962" calcext:value-type="float">
            <text:p>11599,97962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7618" calcext:value-type="float">
            <text:p>11699,97618</text:p>
          </table:table-cell>
          <table:table-cell office:value-type="float" office:value="5221" calcext:value-type="float">
            <text:p>5221</text:p>
          </table:table-cell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7044" calcext:value-type="float">
            <text:p>11799,97044</text:p>
          </table:table-cell>
          <table:table-cell office:value-type="float" office:value="5221" calcext:value-type="float">
            <text:p>522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6618" calcext:value-type="float">
            <text:p>11899,96618</text:p>
          </table:table-cell>
          <table:table-cell office:value-type="float" office:value="5221" calcext:value-type="float">
            <text:p>5221</text:p>
          </table:table-cell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00.0439" calcext:value-type="float">
            <text:p>12000,0439</text:p>
          </table:table-cell>
          <table:table-cell office:value-type="float" office:value="5221" calcext:value-type="float">
            <text:p>522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7928" calcext:value-type="float">
            <text:p>12099,97928</text:p>
          </table:table-cell>
          <table:table-cell office:value-type="float" office:value="5221" calcext:value-type="float">
            <text:p>522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.00664" calcext:value-type="float">
            <text:p>12200,00664</text:p>
          </table:table-cell>
          <table:table-cell office:value-type="float" office:value="5221" calcext:value-type="float">
            <text:p>5221</text:p>
          </table:table-cell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299.97764" calcext:value-type="float">
            <text:p>12299,97764</text:p>
          </table:table-cell>
          <table:table-cell office:value-type="float" office:value="5221" calcext:value-type="float">
            <text:p>5221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7432" calcext:value-type="float">
            <text:p>12399,97432</text:p>
          </table:table-cell>
          <table:table-cell office:value-type="float" office:value="5221" calcext:value-type="float">
            <text:p>5221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499.99314" calcext:value-type="float">
            <text:p>12499,99314</text:p>
          </table:table-cell>
          <table:table-cell office:value-type="float" office:value="5221" calcext:value-type="float">
            <text:p>522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99.9725" calcext:value-type="float">
            <text:p>12599,9725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700.00134" calcext:value-type="float">
            <text:p>12700,00134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7298" calcext:value-type="float">
            <text:p>12799,97298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00.00044" calcext:value-type="float">
            <text:p>12900,00044</text:p>
          </table:table-cell>
          <table:table-cell office:value-type="float" office:value="5223" calcext:value-type="float">
            <text:p>5223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99.9857" calcext:value-type="float">
            <text:p>12999,9857</text:p>
          </table:table-cell>
          <table:table-cell office:value-type="float" office:value="5221" calcext:value-type="float">
            <text:p>5221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099.97898" calcext:value-type="float">
            <text:p>13099,97898</text:p>
          </table:table-cell>
          <table:table-cell office:value-type="float" office:value="5221" calcext:value-type="float">
            <text:p>5221</text:p>
          </table:table-cell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199.97122" calcext:value-type="float">
            <text:p>13199,97122</text:p>
          </table:table-cell>
          <table:table-cell office:value-type="float" office:value="5221" calcext:value-type="float">
            <text:p>5221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801" calcext:value-type="float">
            <text:p>13299,9801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879" calcext:value-type="float">
            <text:p>13399,9879</text:p>
          </table:table-cell>
          <table:table-cell office:value-type="float" office:value="5221" calcext:value-type="float">
            <text:p>5221</text:p>
          </table:table-cell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7034" calcext:value-type="float">
            <text:p>13499,97034</text:p>
          </table:table-cell>
          <table:table-cell office:value-type="float" office:value="5223" calcext:value-type="float">
            <text:p>5223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9.97288" calcext:value-type="float">
            <text:p>13599,97288</text:p>
          </table:table-cell>
          <table:table-cell office:value-type="float" office:value="5221" calcext:value-type="float">
            <text:p>5221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699.97044" calcext:value-type="float">
            <text:p>13699,97044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799.99408" calcext:value-type="float">
            <text:p>13799,99408</text:p>
          </table:table-cell>
          <table:table-cell office:value-type="float" office:value="5221" calcext:value-type="float">
            <text:p>5221</text:p>
          </table:table-cell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.00774" calcext:value-type="float">
            <text:p>13900,00774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699" calcext:value-type="float">
            <text:p>13999,9699</text:p>
          </table:table-cell>
          <table:table-cell office:value-type="float" office:value="5221" calcext:value-type="float">
            <text:p>522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.00216" calcext:value-type="float">
            <text:p>14100,00216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199.97764" calcext:value-type="float">
            <text:p>14199,97764</text:p>
          </table:table-cell>
          <table:table-cell office:value-type="float" office:value="5221" calcext:value-type="float">
            <text:p>5221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99.97918" calcext:value-type="float">
            <text:p>14299,97918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399.97726" calcext:value-type="float">
            <text:p>14399,97726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99.99934" calcext:value-type="float">
            <text:p>14499,99934</text:p>
          </table:table-cell>
          <table:table-cell office:value-type="float" office:value="5221" calcext:value-type="float">
            <text:p>5221</text:p>
          </table:table-cell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7392" calcext:value-type="float">
            <text:p>14599,97392</text:p>
          </table:table-cell>
          <table:table-cell office:value-type="float" office:value="5221" calcext:value-type="float">
            <text:p>522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7122" calcext:value-type="float">
            <text:p>14699,97122</text:p>
          </table:table-cell>
          <table:table-cell office:value-type="float" office:value="5221" calcext:value-type="float">
            <text:p>5221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99.97466" calcext:value-type="float">
            <text:p>14799,97466</text:p>
          </table:table-cell>
          <table:table-cell office:value-type="float" office:value="5221" calcext:value-type="float">
            <text:p>522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0.04896" calcext:value-type="float">
            <text:p>14900,04896</text:p>
          </table:table-cell>
          <table:table-cell office:value-type="float" office:value="5221" calcext:value-type="float">
            <text:p>522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6974" calcext:value-type="float">
            <text:p>14999,96974</text:p>
          </table:table-cell>
          <table:table-cell office:value-type="float" office:value="5221" calcext:value-type="float">
            <text:p>5221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7714" calcext:value-type="float">
            <text:p>15099,97714</text:p>
          </table:table-cell>
          <table:table-cell office:value-type="float" office:value="5221" calcext:value-type="float">
            <text:p>5221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7574" calcext:value-type="float">
            <text:p>15199,97574</text:p>
          </table:table-cell>
          <table:table-cell office:value-type="float" office:value="5221" calcext:value-type="float">
            <text:p>5221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109" calcext:value-type="float">
            <text:p>15300,109</text:p>
          </table:table-cell>
          <table:table-cell office:value-type="float" office:value="5221" calcext:value-type="float">
            <text:p>5221</text:p>
          </table:table-cell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99.9767" calcext:value-type="float">
            <text:p>15399,9767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6902" calcext:value-type="float">
            <text:p>15499,96902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99.97594" calcext:value-type="float">
            <text:p>15599,97594</text:p>
          </table:table-cell>
          <table:table-cell office:value-type="float" office:value="5221" calcext:value-type="float">
            <text:p>5221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9938" calcext:value-type="float">
            <text:p>15699,99938</text:p>
          </table:table-cell>
          <table:table-cell office:value-type="float" office:value="5221" calcext:value-type="float">
            <text:p>522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99.9727" calcext:value-type="float">
            <text:p>15799,9727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.01954" calcext:value-type="float">
            <text:p>15900,01954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99.99366" calcext:value-type="float">
            <text:p>15999,99366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99.9822" calcext:value-type="float">
            <text:p>16099,9822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874" calcext:value-type="float">
            <text:p>16199,9874</text:p>
          </table:table-cell>
          <table:table-cell office:value-type="float" office:value="5221" calcext:value-type="float">
            <text:p>522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299.97446" calcext:value-type="float">
            <text:p>16299,97446</text:p>
          </table:table-cell>
          <table:table-cell office:value-type="float" office:value="5221" calcext:value-type="float">
            <text:p>5221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99.9702" calcext:value-type="float">
            <text:p>16399,9702</text:p>
          </table:table-cell>
          <table:table-cell office:value-type="float" office:value="5221" calcext:value-type="float">
            <text:p>5221</text:p>
          </table:table-cell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99.99176" calcext:value-type="float">
            <text:p>16499,99176</text:p>
          </table:table-cell>
          <table:table-cell office:value-type="float" office:value="5221" calcext:value-type="float">
            <text:p>522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00.0224" calcext:value-type="float">
            <text:p>16600,0224</text:p>
          </table:table-cell>
          <table:table-cell office:value-type="float" office:value="5221" calcext:value-type="float">
            <text:p>522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1596" calcext:value-type="float">
            <text:p>16700,01596</text:p>
          </table:table-cell>
          <table:table-cell office:value-type="float" office:value="5221" calcext:value-type="float">
            <text:p>5221</text:p>
          </table:table-cell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99.99666" calcext:value-type="float">
            <text:p>16799,99666</text:p>
          </table:table-cell>
          <table:table-cell office:value-type="float" office:value="5221" calcext:value-type="float">
            <text:p>522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900.06344" calcext:value-type="float">
            <text:p>16900,06344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999.99538" calcext:value-type="float">
            <text:p>16999,99538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7244" calcext:value-type="float">
            <text:p>17099,97244</text:p>
          </table:table-cell>
          <table:table-cell office:value-type="float" office:value="5221" calcext:value-type="float">
            <text:p>522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7558" calcext:value-type="float">
            <text:p>17199,97558</text:p>
          </table:table-cell>
          <table:table-cell office:value-type="float" office:value="5221" calcext:value-type="float">
            <text:p>522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7652" calcext:value-type="float">
            <text:p>17299,97652</text:p>
          </table:table-cell>
          <table:table-cell office:value-type="float" office:value="5221" calcext:value-type="float">
            <text:p>5221</text:p>
          </table:table-cell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399.9679" calcext:value-type="float">
            <text:p>17399,9679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9652" calcext:value-type="float">
            <text:p>17499,99652</text:p>
          </table:table-cell>
          <table:table-cell office:value-type="float" office:value="5221" calcext:value-type="float">
            <text:p>5221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99.97474" calcext:value-type="float">
            <text:p>17599,97474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9908" calcext:value-type="float">
            <text:p>17699,99908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0544" calcext:value-type="float">
            <text:p>17800,00544</text:p>
          </table:table-cell>
          <table:table-cell office:value-type="float" office:value="5221" calcext:value-type="float">
            <text:p>522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7104" calcext:value-type="float">
            <text:p>17899,97104</text:p>
          </table:table-cell>
          <table:table-cell office:value-type="float" office:value="5221" calcext:value-type="float">
            <text:p>522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.01864" calcext:value-type="float">
            <text:p>18000,01864</text:p>
          </table:table-cell>
          <table:table-cell office:value-type="float" office:value="5221" calcext:value-type="float">
            <text:p>522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9518" calcext:value-type="float">
            <text:p>18099,99518</text:p>
          </table:table-cell>
          <table:table-cell office:value-type="float" office:value="5221" calcext:value-type="float">
            <text:p>522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199.99386" calcext:value-type="float">
            <text:p>18199,99386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692" calcext:value-type="float">
            <text:p>18299,9692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8364" calcext:value-type="float">
            <text:p>18399,98364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99.98258" calcext:value-type="float">
            <text:p>18499,98258</text:p>
          </table:table-cell>
          <table:table-cell office:value-type="float" office:value="5221" calcext:value-type="float">
            <text:p>5221</text:p>
          </table:table-cell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99.9679" calcext:value-type="float">
            <text:p>18599,9679</text:p>
          </table:table-cell>
          <table:table-cell office:value-type="float" office:value="5221" calcext:value-type="float">
            <text:p>522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699.96592" calcext:value-type="float">
            <text:p>18699,96592</text:p>
          </table:table-cell>
          <table:table-cell office:value-type="float" office:value="5221" calcext:value-type="float">
            <text:p>522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1118" calcext:value-type="float">
            <text:p>18800,01118</text:p>
          </table:table-cell>
          <table:table-cell office:value-type="float" office:value="5221" calcext:value-type="float">
            <text:p>522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99.98482" calcext:value-type="float">
            <text:p>18899,98482</text:p>
          </table:table-cell>
          <table:table-cell office:value-type="float" office:value="5221" calcext:value-type="float">
            <text:p>5221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6998" calcext:value-type="float">
            <text:p>18999,96998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6794" calcext:value-type="float">
            <text:p>19099,96794</text:p>
          </table:table-cell>
          <table:table-cell office:value-type="float" office:value="5221" calcext:value-type="float">
            <text:p>5221</text:p>
          </table:table-cell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9.96804" calcext:value-type="float">
            <text:p>19199,96804</text:p>
          </table:table-cell>
          <table:table-cell office:value-type="float" office:value="5221" calcext:value-type="float">
            <text:p>5221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99.9815" calcext:value-type="float">
            <text:p>19299,9815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.0108" calcext:value-type="float">
            <text:p>19400,0108</text:p>
          </table:table-cell>
          <table:table-cell office:value-type="float" office:value="5221" calcext:value-type="float">
            <text:p>5221</text:p>
          </table:table-cell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773" calcext:value-type="float">
            <text:p>19499,9773</text:p>
          </table:table-cell>
          <table:table-cell office:value-type="float" office:value="5221" calcext:value-type="float">
            <text:p>522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599.98308" calcext:value-type="float">
            <text:p>19599,98308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699.98876" calcext:value-type="float">
            <text:p>19699,98876</text:p>
          </table:table-cell>
          <table:table-cell office:value-type="float" office:value="5221" calcext:value-type="float">
            <text:p>522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799.9707" calcext:value-type="float">
            <text:p>19799,9707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0.03302" calcext:value-type="float">
            <text:p>19900,03302</text:p>
          </table:table-cell>
          <table:table-cell office:value-type="float" office:value="5221" calcext:value-type="float">
            <text:p>5221</text:p>
          </table:table-cell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.01856" calcext:value-type="float">
            <text:p>20000,01856</text:p>
          </table:table-cell>
          <table:table-cell office:value-type="float" office:value="5221" calcext:value-type="float">
            <text:p>5221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99.99514" calcext:value-type="float">
            <text:p>20099,99514</text:p>
          </table:table-cell>
          <table:table-cell office:value-type="float" office:value="5221" calcext:value-type="float">
            <text:p>5221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84" calcext:value-type="float">
            <text:p>20199,984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7034" calcext:value-type="float">
            <text:p>20299,97034</text:p>
          </table:table-cell>
          <table:table-cell office:value-type="float" office:value="5221" calcext:value-type="float">
            <text:p>5221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99.9848" calcext:value-type="float">
            <text:p>20399,9848</text:p>
          </table:table-cell>
          <table:table-cell office:value-type="float" office:value="5221" calcext:value-type="float">
            <text:p>522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499.97022" calcext:value-type="float">
            <text:p>20499,97022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.00406" calcext:value-type="float">
            <text:p>20600,00406</text:p>
          </table:table-cell>
          <table:table-cell office:value-type="float" office:value="5221" calcext:value-type="float">
            <text:p>5221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761" calcext:value-type="float">
            <text:p>20699,9761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064" calcext:value-type="float">
            <text:p>20800,0064</text:p>
          </table:table-cell>
          <table:table-cell office:value-type="float" office:value="5221" calcext:value-type="float">
            <text:p>5221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75" calcext:value-type="float">
            <text:p>20899,975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672" calcext:value-type="float">
            <text:p>20999,9672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99.99052" calcext:value-type="float">
            <text:p>21099,99052</text:p>
          </table:table-cell>
          <table:table-cell office:value-type="float" office:value="5221" calcext:value-type="float">
            <text:p>5221</text:p>
          </table:table-cell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200.0047" calcext:value-type="float">
            <text:p>21200,0047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0124" calcext:value-type="float">
            <text:p>21300,00124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399.97156" calcext:value-type="float">
            <text:p>21399,97156</text:p>
          </table:table-cell>
          <table:table-cell office:value-type="float" office:value="5221" calcext:value-type="float">
            <text:p>5221</text:p>
          </table:table-cell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500.0128" calcext:value-type="float">
            <text:p>21500,0128</text:p>
          </table:table-cell>
          <table:table-cell office:value-type="float" office:value="5221" calcext:value-type="float">
            <text:p>5221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599.97328" calcext:value-type="float">
            <text:p>21599,97328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7346" calcext:value-type="float">
            <text:p>21699,97346</text:p>
          </table:table-cell>
          <table:table-cell office:value-type="float" office:value="5221" calcext:value-type="float">
            <text:p>5221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799.9966" calcext:value-type="float">
            <text:p>21799,9966</text:p>
          </table:table-cell>
          <table:table-cell office:value-type="float" office:value="5221" calcext:value-type="float">
            <text:p>5221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900.0331" calcext:value-type="float">
            <text:p>21900,0331</text:p>
          </table:table-cell>
          <table:table-cell office:value-type="float" office:value="5221" calcext:value-type="float">
            <text:p>5221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8974" calcext:value-type="float">
            <text:p>21999,98974</text:p>
          </table:table-cell>
          <table:table-cell office:value-type="float" office:value="5221" calcext:value-type="float">
            <text:p>5221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1348" calcext:value-type="float">
            <text:p>22100,01348</text:p>
          </table:table-cell>
          <table:table-cell office:value-type="float" office:value="5221" calcext:value-type="float">
            <text:p>5221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66" calcext:value-type="float">
            <text:p>22199,966</text:p>
          </table:table-cell>
          <table:table-cell office:value-type="float" office:value="5221" calcext:value-type="float">
            <text:p>5221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299.98446" calcext:value-type="float">
            <text:p>22299,98446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8038" calcext:value-type="float">
            <text:p>22399,98038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499.97332" calcext:value-type="float">
            <text:p>22499,97332</text:p>
          </table:table-cell>
          <table:table-cell office:value-type="float" office:value="5221" calcext:value-type="float">
            <text:p>5221</text:p>
          </table:table-cell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7196" calcext:value-type="float">
            <text:p>22599,97196</text:p>
          </table:table-cell>
          <table:table-cell office:value-type="float" office:value="5221" calcext:value-type="float">
            <text:p>522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791" calcext:value-type="float">
            <text:p>22699,9791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799.96914" calcext:value-type="float">
            <text:p>22799,96914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9626" calcext:value-type="float">
            <text:p>22899,99626</text:p>
          </table:table-cell>
          <table:table-cell office:value-type="float" office:value="5221" calcext:value-type="float">
            <text:p>5221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99.96808" calcext:value-type="float">
            <text:p>22999,96808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8032" calcext:value-type="float">
            <text:p>23099,98032</text:p>
          </table:table-cell>
          <table:table-cell office:value-type="float" office:value="5221" calcext:value-type="float">
            <text:p>5221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9742" calcext:value-type="float">
            <text:p>23199,99742</text:p>
          </table:table-cell>
          <table:table-cell office:value-type="float" office:value="5221" calcext:value-type="float">
            <text:p>5221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99.9839" calcext:value-type="float">
            <text:p>23299,9839</text:p>
          </table:table-cell>
          <table:table-cell office:value-type="float" office:value="5221" calcext:value-type="float">
            <text:p>5221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399.97622" calcext:value-type="float">
            <text:p>23399,97622</text:p>
          </table:table-cell>
          <table:table-cell office:value-type="float" office:value="5221" calcext:value-type="float">
            <text:p>5221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99.98518" calcext:value-type="float">
            <text:p>23499,98518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600.02482" calcext:value-type="float">
            <text:p>23600,02482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7402" calcext:value-type="float">
            <text:p>23699,97402</text:p>
          </table:table-cell>
          <table:table-cell office:value-type="float" office:value="5221" calcext:value-type="float">
            <text:p>5221</text:p>
          </table:table-cell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800.00644" calcext:value-type="float">
            <text:p>23800,00644</text:p>
          </table:table-cell>
          <table:table-cell office:value-type="float" office:value="5221" calcext:value-type="float">
            <text:p>5221</text:p>
          </table:table-cell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900.0247" calcext:value-type="float">
            <text:p>23900,0247</text:p>
          </table:table-cell>
          <table:table-cell office:value-type="float" office:value="5221" calcext:value-type="float">
            <text:p>5221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0076" calcext:value-type="float">
            <text:p>24000,00076</text:p>
          </table:table-cell>
          <table:table-cell office:value-type="float" office:value="5221" calcext:value-type="float">
            <text:p>5221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7516" calcext:value-type="float">
            <text:p>24099,97516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199.97192" calcext:value-type="float">
            <text:p>24199,97192</text:p>
          </table:table-cell>
          <table:table-cell office:value-type="float" office:value="5221" calcext:value-type="float">
            <text:p>522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7632" calcext:value-type="float">
            <text:p>24299,97632</text:p>
          </table:table-cell>
          <table:table-cell office:value-type="float" office:value="5221" calcext:value-type="float">
            <text:p>522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747" calcext:value-type="float">
            <text:p>24399,9747</text:p>
          </table:table-cell>
          <table:table-cell office:value-type="float" office:value="5221" calcext:value-type="float">
            <text:p>522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9418" calcext:value-type="float">
            <text:p>24499,99418</text:p>
          </table:table-cell>
          <table:table-cell office:value-type="float" office:value="5221" calcext:value-type="float">
            <text:p>522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599.97124" calcext:value-type="float">
            <text:p>24599,97124</text:p>
          </table:table-cell>
          <table:table-cell office:value-type="float" office:value="5221" calcext:value-type="float">
            <text:p>5221</text:p>
          </table:table-cell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6936" calcext:value-type="float">
            <text:p>24699,96936</text:p>
          </table:table-cell>
          <table:table-cell office:value-type="float" office:value="5221" calcext:value-type="float">
            <text:p>522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800.0161" calcext:value-type="float">
            <text:p>24800,0161</text:p>
          </table:table-cell>
          <table:table-cell office:value-type="float" office:value="5221" calcext:value-type="float">
            <text:p>5221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899.97842" calcext:value-type="float">
            <text:p>24899,97842</text:p>
          </table:table-cell>
          <table:table-cell office:value-type="float" office:value="5221" calcext:value-type="float">
            <text:p>5221</text:p>
          </table:table-cell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99.99102" calcext:value-type="float">
            <text:p>24999,99102</text:p>
          </table:table-cell>
          <table:table-cell office:value-type="float" office:value="5221" calcext:value-type="float">
            <text:p>522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8964" calcext:value-type="float">
            <text:p>25099,98964</text:p>
          </table:table-cell>
          <table:table-cell office:value-type="float" office:value="5221" calcext:value-type="float">
            <text:p>522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6896" calcext:value-type="float">
            <text:p>25199,96896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8182" calcext:value-type="float">
            <text:p>25299,98182</text:p>
          </table:table-cell>
          <table:table-cell office:value-type="float" office:value="5221" calcext:value-type="float">
            <text:p>522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399.98212" calcext:value-type="float">
            <text:p>25399,98212</text:p>
          </table:table-cell>
          <table:table-cell office:value-type="float" office:value="5221" calcext:value-type="float">
            <text:p>5221</text:p>
          </table:table-cell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757" calcext:value-type="float">
            <text:p>25499,9757</text:p>
          </table:table-cell>
          <table:table-cell office:value-type="float" office:value="5221" calcext:value-type="float">
            <text:p>522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599.97414" calcext:value-type="float">
            <text:p>25599,97414</text:p>
          </table:table-cell>
          <table:table-cell office:value-type="float" office:value="5221" calcext:value-type="float">
            <text:p>5221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7202" calcext:value-type="float">
            <text:p>25699,97202</text:p>
          </table:table-cell>
          <table:table-cell office:value-type="float" office:value="5221" calcext:value-type="float">
            <text:p>522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800.02106" calcext:value-type="float">
            <text:p>25800,02106</text:p>
          </table:table-cell>
          <table:table-cell office:value-type="float" office:value="5221" calcext:value-type="float">
            <text:p>5221</text:p>
          </table:table-cell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7378" calcext:value-type="float">
            <text:p>25899,97378</text:p>
          </table:table-cell>
          <table:table-cell office:value-type="float" office:value="5221" calcext:value-type="float">
            <text:p>522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999.97702" calcext:value-type="float">
            <text:p>25999,97702</text:p>
          </table:table-cell>
          <table:table-cell office:value-type="float" office:value="5221" calcext:value-type="float">
            <text:p>5221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099.99914" calcext:value-type="float">
            <text:p>26099,99914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99.97128" calcext:value-type="float">
            <text:p>26199,97128</text:p>
          </table:table-cell>
          <table:table-cell office:value-type="float" office:value="5221" calcext:value-type="float">
            <text:p>5221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7098" calcext:value-type="float">
            <text:p>26299,97098</text:p>
          </table:table-cell>
          <table:table-cell office:value-type="float" office:value="5221" calcext:value-type="float">
            <text:p>5221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7" calcext:value-type="float">
            <text:p>26399,97</text:p>
          </table:table-cell>
          <table:table-cell office:value-type="float" office:value="5221" calcext:value-type="float">
            <text:p>5221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499.96692" calcext:value-type="float">
            <text:p>26499,96692</text:p>
          </table:table-cell>
          <table:table-cell office:value-type="float" office:value="5221" calcext:value-type="float">
            <text:p>522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599.9999" calcext:value-type="float">
            <text:p>26599,9999</text:p>
          </table:table-cell>
          <table:table-cell office:value-type="float" office:value="5221" calcext:value-type="float">
            <text:p>522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99.97698" calcext:value-type="float">
            <text:p>26699,97698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7232" calcext:value-type="float">
            <text:p>26799,97232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7272" calcext:value-type="float">
            <text:p>26899,97272</text:p>
          </table:table-cell>
          <table:table-cell office:value-type="float" office:value="5221" calcext:value-type="float">
            <text:p>5221</text:p>
          </table:table-cell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9062" calcext:value-type="float">
            <text:p>26999,99062</text:p>
          </table:table-cell>
          <table:table-cell office:value-type="float" office:value="5221" calcext:value-type="float">
            <text:p>5221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9.97398" calcext:value-type="float">
            <text:p>27099,97398</text:p>
          </table:table-cell>
          <table:table-cell office:value-type="float" office:value="5221" calcext:value-type="float">
            <text:p>5221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6738" calcext:value-type="float">
            <text:p>27199,96738</text:p>
          </table:table-cell>
          <table:table-cell office:value-type="float" office:value="5221" calcext:value-type="float">
            <text:p>522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99.98858" calcext:value-type="float">
            <text:p>27299,98858</text:p>
          </table:table-cell>
          <table:table-cell office:value-type="float" office:value="5221" calcext:value-type="float">
            <text:p>5221</text:p>
          </table:table-cell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99.98174" calcext:value-type="float">
            <text:p>27399,98174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99.99358" calcext:value-type="float">
            <text:p>27499,99358</text:p>
          </table:table-cell>
          <table:table-cell office:value-type="float" office:value="5221" calcext:value-type="float">
            <text:p>522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599.9702" calcext:value-type="float">
            <text:p>27599,9702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7634" calcext:value-type="float">
            <text:p>27699,97634</text:p>
          </table:table-cell>
          <table:table-cell office:value-type="float" office:value="5221" calcext:value-type="float">
            <text:p>5221</text:p>
          </table:table-cell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204" calcext:value-type="float">
            <text:p>27800,0204</text:p>
          </table:table-cell>
          <table:table-cell office:value-type="float" office:value="5221" calcext:value-type="float">
            <text:p>5221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99.98396" calcext:value-type="float">
            <text:p>27899,98396</text:p>
          </table:table-cell>
          <table:table-cell office:value-type="float" office:value="5221" calcext:value-type="float">
            <text:p>5221</text:p>
          </table:table-cell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5224" calcext:value-type="float">
            <text:p>28000,05224</text:p>
          </table:table-cell>
          <table:table-cell office:value-type="float" office:value="5221" calcext:value-type="float">
            <text:p>522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7882" calcext:value-type="float">
            <text:p>28099,97882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199.99804" calcext:value-type="float">
            <text:p>28199,99804</text:p>
          </table:table-cell>
          <table:table-cell office:value-type="float" office:value="5221" calcext:value-type="float">
            <text:p>522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99.98332" calcext:value-type="float">
            <text:p>28299,98332</text:p>
          </table:table-cell>
          <table:table-cell office:value-type="float" office:value="5221" calcext:value-type="float">
            <text:p>5221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7176" calcext:value-type="float">
            <text:p>28399,97176</text:p>
          </table:table-cell>
          <table:table-cell office:value-type="float" office:value="5221" calcext:value-type="float">
            <text:p>522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499.99216" calcext:value-type="float">
            <text:p>28499,99216</text:p>
          </table:table-cell>
          <table:table-cell office:value-type="float" office:value="5221" calcext:value-type="float">
            <text:p>5221</text:p>
          </table:table-cell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272" calcext:value-type="float">
            <text:p>28600,0272</text:p>
          </table:table-cell>
          <table:table-cell office:value-type="float" office:value="5221" calcext:value-type="float">
            <text:p>5221</text:p>
          </table:table-cell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0662" calcext:value-type="float">
            <text:p>28700,00662</text:p>
          </table:table-cell>
          <table:table-cell office:value-type="float" office:value="5221" calcext:value-type="float">
            <text:p>5221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9536" calcext:value-type="float">
            <text:p>28799,99536</text:p>
          </table:table-cell>
          <table:table-cell office:value-type="float" office:value="5221" calcext:value-type="float">
            <text:p>5221</text:p>
          </table:table-cell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7866" calcext:value-type="float">
            <text:p>28899,97866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999.98522" calcext:value-type="float">
            <text:p>28999,98522</text:p>
          </table:table-cell>
          <table:table-cell office:value-type="float" office:value="5221" calcext:value-type="float">
            <text:p>5221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7992" calcext:value-type="float">
            <text:p>29099,97992</text:p>
          </table:table-cell>
          <table:table-cell office:value-type="float" office:value="5221" calcext:value-type="float">
            <text:p>522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9862" calcext:value-type="float">
            <text:p>29199,99862</text:p>
          </table:table-cell>
          <table:table-cell office:value-type="float" office:value="5221" calcext:value-type="float">
            <text:p>5221</text:p>
          </table:table-cell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8172" calcext:value-type="float">
            <text:p>29299,98172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9122" calcext:value-type="float">
            <text:p>29399,99122</text:p>
          </table:table-cell>
          <table:table-cell office:value-type="float" office:value="5221" calcext:value-type="float">
            <text:p>522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7124" calcext:value-type="float">
            <text:p>29499,97124</text:p>
          </table:table-cell>
          <table:table-cell office:value-type="float" office:value="5221" calcext:value-type="float">
            <text:p>522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6994" calcext:value-type="float">
            <text:p>29599,96994</text:p>
          </table:table-cell>
          <table:table-cell office:value-type="float" office:value="5221" calcext:value-type="float">
            <text:p>522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199" calcext:value-type="float">
            <text:p>29700,0199</text:p>
          </table:table-cell>
          <table:table-cell office:value-type="float" office:value="5221" calcext:value-type="float">
            <text:p>5221</text:p>
          </table:table-cell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799.98732" calcext:value-type="float">
            <text:p>29799,98732</text:p>
          </table:table-cell>
          <table:table-cell office:value-type="float" office:value="5228" calcext:value-type="float">
            <text:p>5228</text:p>
          </table:table-cell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663" calcext:value-type="float">
            <text:p>29899,9663</text:p>
          </table:table-cell>
          <table:table-cell office:value-type="float" office:value="5221" calcext:value-type="float">
            <text:p>5221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694" calcext:value-type="float">
            <text:p>29999,9694</text:p>
          </table:table-cell>
          <table:table-cell office:value-type="float" office:value="5221" calcext:value-type="float">
            <text:p>522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099.99432" calcext:value-type="float">
            <text:p>30099,99432</text:p>
          </table:table-cell>
          <table:table-cell office:value-type="float" office:value="5221" calcext:value-type="float">
            <text:p>5221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199.97646" calcext:value-type="float">
            <text:p>30199,97646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99.97046" calcext:value-type="float">
            <text:p>30299,97046</text:p>
          </table:table-cell>
          <table:table-cell office:value-type="float" office:value="5221" calcext:value-type="float">
            <text:p>522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8196" calcext:value-type="float">
            <text:p>30399,98196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99.97882" calcext:value-type="float">
            <text:p>30499,97882</text:p>
          </table:table-cell>
          <table:table-cell office:value-type="float" office:value="5221" calcext:value-type="float">
            <text:p>522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599.9919" calcext:value-type="float">
            <text:p>30599,9919</text:p>
          </table:table-cell>
          <table:table-cell office:value-type="float" office:value="5221" calcext:value-type="float">
            <text:p>5221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855" calcext:value-type="float">
            <text:p>30699,9855</text:p>
          </table:table-cell>
          <table:table-cell office:value-type="float" office:value="5221" calcext:value-type="float">
            <text:p>5221</text:p>
          </table:table-cell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7514" calcext:value-type="float">
            <text:p>30799,97514</text:p>
          </table:table-cell>
          <table:table-cell office:value-type="float" office:value="5221" calcext:value-type="float">
            <text:p>5221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00.0092" calcext:value-type="float">
            <text:p>30900,0092</text:p>
          </table:table-cell>
          <table:table-cell office:value-type="float" office:value="5228" calcext:value-type="float">
            <text:p>5228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8326" calcext:value-type="float">
            <text:p>30999,98326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099.97458" calcext:value-type="float">
            <text:p>31099,97458</text:p>
          </table:table-cell>
          <table:table-cell office:value-type="float" office:value="5221" calcext:value-type="float">
            <text:p>5221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7296" calcext:value-type="float">
            <text:p>31199,97296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299.98932" calcext:value-type="float">
            <text:p>31299,98932</text:p>
          </table:table-cell>
          <table:table-cell office:value-type="float" office:value="5221" calcext:value-type="float">
            <text:p>522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400.0205" calcext:value-type="float">
            <text:p>31400,0205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7096" calcext:value-type="float">
            <text:p>31499,97096</text:p>
          </table:table-cell>
          <table:table-cell office:value-type="float" office:value="5221" calcext:value-type="float">
            <text:p>5221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8218" calcext:value-type="float">
            <text:p>31599,98218</text:p>
          </table:table-cell>
          <table:table-cell office:value-type="float" office:value="5221" calcext:value-type="float">
            <text:p>5221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053" calcext:value-type="float">
            <text:p>31700,0053</text:p>
          </table:table-cell>
          <table:table-cell office:value-type="float" office:value="5221" calcext:value-type="float">
            <text:p>522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919" calcext:value-type="float">
            <text:p>31799,9919</text:p>
          </table:table-cell>
          <table:table-cell office:value-type="float" office:value="5221" calcext:value-type="float">
            <text:p>522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899.98904" calcext:value-type="float">
            <text:p>31899,98904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999.97912" calcext:value-type="float">
            <text:p>31999,97912</text:p>
          </table:table-cell>
          <table:table-cell office:value-type="float" office:value="5221" calcext:value-type="float">
            <text:p>5221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99.9657" calcext:value-type="float">
            <text:p>32099,9657</text:p>
          </table:table-cell>
          <table:table-cell office:value-type="float" office:value="5221" calcext:value-type="float">
            <text:p>5221</text:p>
          </table:table-cell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199.9905" calcext:value-type="float">
            <text:p>32199,9905</text:p>
          </table:table-cell>
          <table:table-cell office:value-type="float" office:value="5221" calcext:value-type="float">
            <text:p>5221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299.96638" calcext:value-type="float">
            <text:p>32299,96638</text:p>
          </table:table-cell>
          <table:table-cell office:value-type="float" office:value="5221" calcext:value-type="float">
            <text:p>5221</text:p>
          </table:table-cell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399.97264" calcext:value-type="float">
            <text:p>32399,97264</text:p>
          </table:table-cell>
          <table:table-cell office:value-type="float" office:value="5221" calcext:value-type="float">
            <text:p>5221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0736" calcext:value-type="float">
            <text:p>32500,00736</text:p>
          </table:table-cell>
          <table:table-cell office:value-type="float" office:value="5221" calcext:value-type="float">
            <text:p>5221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600.02084" calcext:value-type="float">
            <text:p>32600,02084</text:p>
          </table:table-cell>
          <table:table-cell office:value-type="float" office:value="5221" calcext:value-type="float">
            <text:p>5221</text:p>
          </table:table-cell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699.98198" calcext:value-type="float">
            <text:p>32699,98198</text:p>
          </table:table-cell>
          <table:table-cell office:value-type="float" office:value="5221" calcext:value-type="float">
            <text:p>5221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799.97938" calcext:value-type="float">
            <text:p>32799,97938</text:p>
          </table:table-cell>
          <table:table-cell office:value-type="float" office:value="5221" calcext:value-type="float">
            <text:p>5221</text:p>
          </table:table-cell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99.9872" calcext:value-type="float">
            <text:p>32899,9872</text:p>
          </table:table-cell>
          <table:table-cell office:value-type="float" office:value="5221" calcext:value-type="float">
            <text:p>5221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004" calcext:value-type="float">
            <text:p>33000,0004</text:p>
          </table:table-cell>
          <table:table-cell office:value-type="float" office:value="5221" calcext:value-type="float">
            <text:p>5221</text:p>
          </table:table-cell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099.97122" calcext:value-type="float">
            <text:p>33099,97122</text:p>
          </table:table-cell>
          <table:table-cell office:value-type="float" office:value="5221" calcext:value-type="float">
            <text:p>5221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99.9727" calcext:value-type="float">
            <text:p>33199,9727</text:p>
          </table:table-cell>
          <table:table-cell office:value-type="float" office:value="5221" calcext:value-type="float">
            <text:p>5221</text:p>
          </table:table-cell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299.98206" calcext:value-type="float">
            <text:p>33299,98206</text:p>
          </table:table-cell>
          <table:table-cell office:value-type="float" office:value="5221" calcext:value-type="float">
            <text:p>5221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400.01102" calcext:value-type="float">
            <text:p>33400,01102</text:p>
          </table:table-cell>
          <table:table-cell office:value-type="float" office:value="5221" calcext:value-type="float">
            <text:p>5221</text:p>
          </table:table-cell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7858" calcext:value-type="float">
            <text:p>33499,97858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599.97824" calcext:value-type="float">
            <text:p>33599,97824</text:p>
          </table:table-cell>
          <table:table-cell office:value-type="float" office:value="5221" calcext:value-type="float">
            <text:p>522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699.99116" calcext:value-type="float">
            <text:p>33699,99116</text:p>
          </table:table-cell>
          <table:table-cell office:value-type="float" office:value="5221" calcext:value-type="float">
            <text:p>5221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799.96914" calcext:value-type="float">
            <text:p>33799,96914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99.98286" calcext:value-type="float">
            <text:p>33899,98286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8404" calcext:value-type="float">
            <text:p>33999,98404</text:p>
          </table:table-cell>
          <table:table-cell office:value-type="float" office:value="5221" calcext:value-type="float">
            <text:p>5221</text:p>
          </table:table-cell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9846" calcext:value-type="float">
            <text:p>34099,99846</text:p>
          </table:table-cell>
          <table:table-cell office:value-type="float" office:value="5221" calcext:value-type="float">
            <text:p>5221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9414" calcext:value-type="float">
            <text:p>34199,99414</text:p>
          </table:table-cell>
          <table:table-cell office:value-type="float" office:value="5221" calcext:value-type="float">
            <text:p>5221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299.99866" calcext:value-type="float">
            <text:p>34299,99866</text:p>
          </table:table-cell>
          <table:table-cell office:value-type="float" office:value="5221" calcext:value-type="float">
            <text:p>5221</text:p>
          </table:table-cell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637" calcext:value-type="float">
            <text:p>34399,9637</text:p>
          </table:table-cell>
          <table:table-cell office:value-type="float" office:value="5221" calcext:value-type="float">
            <text:p>5221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8072" calcext:value-type="float">
            <text:p>34499,98072</text:p>
          </table:table-cell>
          <table:table-cell office:value-type="float" office:value="5221" calcext:value-type="float">
            <text:p>5221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99.9672" calcext:value-type="float">
            <text:p>34599,9672</text:p>
          </table:table-cell>
          <table:table-cell office:value-type="float" office:value="5221" calcext:value-type="float">
            <text:p>5221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7254" calcext:value-type="float">
            <text:p>34699,97254</text:p>
          </table:table-cell>
          <table:table-cell office:value-type="float" office:value="5221" calcext:value-type="float">
            <text:p>5221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99.97408" calcext:value-type="float">
            <text:p>34799,97408</text:p>
          </table:table-cell>
          <table:table-cell office:value-type="float" office:value="5221" calcext:value-type="float">
            <text:p>522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0434" calcext:value-type="float">
            <text:p>34900,00434</text:p>
          </table:table-cell>
          <table:table-cell office:value-type="float" office:value="5221" calcext:value-type="float">
            <text:p>5221</text:p>
          </table:table-cell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999.97698" calcext:value-type="float">
            <text:p>34999,97698</text:p>
          </table:table-cell>
          <table:table-cell office:value-type="float" office:value="5221" calcext:value-type="float">
            <text:p>522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9422" calcext:value-type="float">
            <text:p>35099,99422</text:p>
          </table:table-cell>
          <table:table-cell office:value-type="float" office:value="5221" calcext:value-type="float">
            <text:p>522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8236" calcext:value-type="float">
            <text:p>35199,98236</text:p>
          </table:table-cell>
          <table:table-cell office:value-type="float" office:value="5221" calcext:value-type="float">
            <text:p>5221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8428" calcext:value-type="float">
            <text:p>35299,98428</text:p>
          </table:table-cell>
          <table:table-cell office:value-type="float" office:value="5221" calcext:value-type="float">
            <text:p>522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7554" calcext:value-type="float">
            <text:p>35399,97554</text:p>
          </table:table-cell>
          <table:table-cell office:value-type="float" office:value="5221" calcext:value-type="float">
            <text:p>5221</text:p>
          </table:table-cell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499.97454" calcext:value-type="float">
            <text:p>35499,97454</text:p>
          </table:table-cell>
          <table:table-cell office:value-type="float" office:value="5221" calcext:value-type="float">
            <text:p>5221</text:p>
          </table:table-cell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599.99598" calcext:value-type="float">
            <text:p>35599,99598</text:p>
          </table:table-cell>
          <table:table-cell office:value-type="float" office:value="5221" calcext:value-type="float">
            <text:p>522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699.97128" calcext:value-type="float">
            <text:p>35699,97128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799.99512" calcext:value-type="float">
            <text:p>35799,99512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899.983" calcext:value-type="float">
            <text:p>35899,983</text:p>
          </table:table-cell>
          <table:table-cell office:value-type="float" office:value="5221" calcext:value-type="float">
            <text:p>5221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999.97762" calcext:value-type="float">
            <text:p>35999,97762</text:p>
          </table:table-cell>
          <table:table-cell office:value-type="float" office:value="5221" calcext:value-type="float">
            <text:p>5221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3782" calcext:value-type="float">
            <text:p>36100,03782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199.97408" calcext:value-type="float">
            <text:p>36199,97408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300.00544" calcext:value-type="float">
            <text:p>36300,00544</text:p>
          </table:table-cell>
          <table:table-cell office:value-type="float" office:value="5221" calcext:value-type="float">
            <text:p>522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399.97494" calcext:value-type="float">
            <text:p>36399,97494</text:p>
          </table:table-cell>
          <table:table-cell office:value-type="float" office:value="5223" calcext:value-type="float">
            <text:p>5223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312" calcext:value-type="float">
            <text:p>36500,0312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99.981" calcext:value-type="float">
            <text:p>36599,981</text:p>
          </table:table-cell>
          <table:table-cell office:value-type="float" office:value="5221" calcext:value-type="float">
            <text:p>5221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657" calcext:value-type="float">
            <text:p>36699,9657</text:p>
          </table:table-cell>
          <table:table-cell office:value-type="float" office:value="5221" calcext:value-type="float">
            <text:p>5221</text:p>
          </table:table-cell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99.973" calcext:value-type="float">
            <text:p>36799,973</text:p>
          </table:table-cell>
          <table:table-cell office:value-type="float" office:value="5221" calcext:value-type="float">
            <text:p>522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99.97852" calcext:value-type="float">
            <text:p>36899,97852</text:p>
          </table:table-cell>
          <table:table-cell office:value-type="float" office:value="5221" calcext:value-type="float">
            <text:p>5221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000.01322" calcext:value-type="float">
            <text:p>37000,01322</text:p>
          </table:table-cell>
          <table:table-cell office:value-type="float" office:value="5221" calcext:value-type="float">
            <text:p>522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6596" calcext:value-type="float">
            <text:p>37099,96596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200.00318" calcext:value-type="float">
            <text:p>37200,00318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8196" calcext:value-type="float">
            <text:p>37299,98196</text:p>
          </table:table-cell>
          <table:table-cell office:value-type="float" office:value="5221" calcext:value-type="float">
            <text:p>5221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99.97384" calcext:value-type="float">
            <text:p>37399,97384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499.99702" calcext:value-type="float">
            <text:p>37499,99702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8602" calcext:value-type="float">
            <text:p>37599,98602</text:p>
          </table:table-cell>
          <table:table-cell office:value-type="float" office:value="5221" calcext:value-type="float">
            <text:p>5221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031" calcext:value-type="float">
            <text:p>37700,0031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99.98338" calcext:value-type="float">
            <text:p>37799,98338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899.9755" calcext:value-type="float">
            <text:p>37899,9755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00.00202" calcext:value-type="float">
            <text:p>38000,00202</text:p>
          </table:table-cell>
          <table:table-cell office:value-type="float" office:value="5221" calcext:value-type="float">
            <text:p>5221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099.98096" calcext:value-type="float">
            <text:p>38099,98096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726" calcext:value-type="float">
            <text:p>38199,9726</text:p>
          </table:table-cell>
          <table:table-cell office:value-type="float" office:value="5221" calcext:value-type="float">
            <text:p>5221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299.96354" calcext:value-type="float">
            <text:p>38299,96354</text:p>
          </table:table-cell>
          <table:table-cell office:value-type="float" office:value="5221" calcext:value-type="float">
            <text:p>5221</text:p>
          </table:table-cell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8232" calcext:value-type="float">
            <text:p>38399,98232</text:p>
          </table:table-cell>
          <table:table-cell office:value-type="float" office:value="5221" calcext:value-type="float">
            <text:p>522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99.97066" calcext:value-type="float">
            <text:p>38499,97066</text:p>
          </table:table-cell>
          <table:table-cell office:value-type="float" office:value="5221" calcext:value-type="float">
            <text:p>5221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599.97946" calcext:value-type="float">
            <text:p>38599,97946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7258" calcext:value-type="float">
            <text:p>38699,97258</text:p>
          </table:table-cell>
          <table:table-cell office:value-type="float" office:value="5221" calcext:value-type="float">
            <text:p>5221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7254" calcext:value-type="float">
            <text:p>38799,97254</text:p>
          </table:table-cell>
          <table:table-cell office:value-type="float" office:value="5221" calcext:value-type="float">
            <text:p>522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7038" calcext:value-type="float">
            <text:p>38899,97038</text:p>
          </table:table-cell>
          <table:table-cell office:value-type="float" office:value="5221" calcext:value-type="float">
            <text:p>522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685" calcext:value-type="float">
            <text:p>38999,9685</text:p>
          </table:table-cell>
          <table:table-cell office:value-type="float" office:value="5221" calcext:value-type="float">
            <text:p>5221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99.98348" calcext:value-type="float">
            <text:p>39099,98348</text:p>
          </table:table-cell>
          <table:table-cell office:value-type="float" office:value="5221" calcext:value-type="float">
            <text:p>5221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3914" calcext:value-type="float">
            <text:p>39200,03914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99.97212" calcext:value-type="float">
            <text:p>39299,97212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400.0013" calcext:value-type="float">
            <text:p>39400,0013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7442" calcext:value-type="float">
            <text:p>39499,97442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599.97162" calcext:value-type="float">
            <text:p>39599,97162</text:p>
          </table:table-cell>
          <table:table-cell office:value-type="float" office:value="5221" calcext:value-type="float">
            <text:p>5221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699.97982" calcext:value-type="float">
            <text:p>39699,97982</text:p>
          </table:table-cell>
          <table:table-cell office:value-type="float" office:value="5221" calcext:value-type="float">
            <text:p>522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799.97726" calcext:value-type="float">
            <text:p>39799,97726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99.99798" calcext:value-type="float">
            <text:p>39899,99798</text:p>
          </table:table-cell>
          <table:table-cell office:value-type="float" office:value="5221" calcext:value-type="float">
            <text:p>522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999.977" calcext:value-type="float">
            <text:p>39999,977</text:p>
          </table:table-cell>
          <table:table-cell office:value-type="float" office:value="5221" calcext:value-type="float">
            <text:p>5221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7082" calcext:value-type="float">
            <text:p>40099,97082</text:p>
          </table:table-cell>
          <table:table-cell office:value-type="float" office:value="5221" calcext:value-type="float">
            <text:p>522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8696" calcext:value-type="float">
            <text:p>40199,98696</text:p>
          </table:table-cell>
          <table:table-cell office:value-type="float" office:value="5221" calcext:value-type="float">
            <text:p>522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912" calcext:value-type="float">
            <text:p>40299,9912</text:p>
          </table:table-cell>
          <table:table-cell office:value-type="float" office:value="5221" calcext:value-type="float">
            <text:p>5221</text:p>
          </table:table-cell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400.02606" calcext:value-type="float">
            <text:p>40400,02606</text:p>
          </table:table-cell>
          <table:table-cell office:value-type="float" office:value="5221" calcext:value-type="float">
            <text:p>5221</text:p>
          </table:table-cell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499.9688" calcext:value-type="float">
            <text:p>40499,9688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9724" calcext:value-type="float">
            <text:p>40599,99724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99.97568" calcext:value-type="float">
            <text:p>40699,97568</text:p>
          </table:table-cell>
          <table:table-cell office:value-type="float" office:value="5221" calcext:value-type="float">
            <text:p>522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799.99748" calcext:value-type="float">
            <text:p>40799,99748</text:p>
          </table:table-cell>
          <table:table-cell office:value-type="float" office:value="5221" calcext:value-type="float">
            <text:p>5221</text:p>
          </table:table-cell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99.97398" calcext:value-type="float">
            <text:p>40899,97398</text:p>
          </table:table-cell>
          <table:table-cell office:value-type="float" office:value="5221" calcext:value-type="float">
            <text:p>5221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999.98478" calcext:value-type="float">
            <text:p>40999,98478</text:p>
          </table:table-cell>
          <table:table-cell office:value-type="float" office:value="5221" calcext:value-type="float">
            <text:p>5221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753" calcext:value-type="float">
            <text:p>41099,9753</text:p>
          </table:table-cell>
          <table:table-cell office:value-type="float" office:value="5221" calcext:value-type="float">
            <text:p>5221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199.99926" calcext:value-type="float">
            <text:p>41199,99926</text:p>
          </table:table-cell>
          <table:table-cell office:value-type="float" office:value="5221" calcext:value-type="float">
            <text:p>5221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6626" calcext:value-type="float">
            <text:p>41299,96626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6622" calcext:value-type="float">
            <text:p>41399,96622</text:p>
          </table:table-cell>
          <table:table-cell office:value-type="float" office:value="5221" calcext:value-type="float">
            <text:p>5221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99.96202" calcext:value-type="float">
            <text:p>41499,96202</text:p>
          </table:table-cell>
          <table:table-cell office:value-type="float" office:value="5221" calcext:value-type="float">
            <text:p>522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599.97376" calcext:value-type="float">
            <text:p>41599,97376</text:p>
          </table:table-cell>
          <table:table-cell office:value-type="float" office:value="5221" calcext:value-type="float">
            <text:p>5221</text:p>
          </table:table-cell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699.99298" calcext:value-type="float">
            <text:p>41699,99298</text:p>
          </table:table-cell>
          <table:table-cell office:value-type="float" office:value="5221" calcext:value-type="float">
            <text:p>5221</text:p>
          </table:table-cell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9818" calcext:value-type="float">
            <text:p>41799,99818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99.96946" calcext:value-type="float">
            <text:p>41899,96946</text:p>
          </table:table-cell>
          <table:table-cell office:value-type="float" office:value="5221" calcext:value-type="float">
            <text:p>5221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99.99426" calcext:value-type="float">
            <text:p>41999,99426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099.97246" calcext:value-type="float">
            <text:p>42099,97246</text:p>
          </table:table-cell>
          <table:table-cell office:value-type="float" office:value="5221" calcext:value-type="float">
            <text:p>5221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99.9792" calcext:value-type="float">
            <text:p>42199,9792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299.9736" calcext:value-type="float">
            <text:p>42299,9736</text:p>
          </table:table-cell>
          <table:table-cell office:value-type="float" office:value="5221" calcext:value-type="float">
            <text:p>5221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400.01792" calcext:value-type="float">
            <text:p>42400,01792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137" calcext:value-type="float">
            <text:p>42500,0137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6504" calcext:value-type="float">
            <text:p>42599,96504</text:p>
          </table:table-cell>
          <table:table-cell office:value-type="float" office:value="5221" calcext:value-type="float">
            <text:p>5221</text:p>
          </table:table-cell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699.9719" calcext:value-type="float">
            <text:p>42699,9719</text:p>
          </table:table-cell>
          <table:table-cell office:value-type="float" office:value="5221" calcext:value-type="float">
            <text:p>522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7704" calcext:value-type="float">
            <text:p>42799,97704</text:p>
          </table:table-cell>
          <table:table-cell office:value-type="float" office:value="5221" calcext:value-type="float">
            <text:p>5221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99.97296" calcext:value-type="float">
            <text:p>42899,97296</text:p>
          </table:table-cell>
          <table:table-cell office:value-type="float" office:value="5221" calcext:value-type="float">
            <text:p>522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99.9983" calcext:value-type="float">
            <text:p>42999,9983</text:p>
          </table:table-cell>
          <table:table-cell office:value-type="float" office:value="5221" calcext:value-type="float">
            <text:p>5221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99.97292" calcext:value-type="float">
            <text:p>43099,97292</text:p>
          </table:table-cell>
          <table:table-cell office:value-type="float" office:value="5221" calcext:value-type="float">
            <text:p>5221</text:p>
          </table:table-cell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199.99712" calcext:value-type="float">
            <text:p>43199,99712</text:p>
          </table:table-cell>
          <table:table-cell office:value-type="float" office:value="5221" calcext:value-type="float">
            <text:p>5221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299.97204" calcext:value-type="float">
            <text:p>43299,97204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399.97334" calcext:value-type="float">
            <text:p>43399,97334</text:p>
          </table:table-cell>
          <table:table-cell office:value-type="float" office:value="5221" calcext:value-type="float">
            <text:p>522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99.99546" calcext:value-type="float">
            <text:p>43499,99546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99.97958" calcext:value-type="float">
            <text:p>43599,97958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699.981" calcext:value-type="float">
            <text:p>43699,981</text:p>
          </table:table-cell>
          <table:table-cell office:value-type="float" office:value="5221" calcext:value-type="float">
            <text:p>522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99.97312" calcext:value-type="float">
            <text:p>43799,97312</text:p>
          </table:table-cell>
          <table:table-cell office:value-type="float" office:value="5221" calcext:value-type="float">
            <text:p>522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899.9773" calcext:value-type="float">
            <text:p>43899,9773</text:p>
          </table:table-cell>
          <table:table-cell office:value-type="float" office:value="5221" calcext:value-type="float">
            <text:p>5221</text:p>
          </table:table-cell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99.97302" calcext:value-type="float">
            <text:p>43999,97302</text:p>
          </table:table-cell>
          <table:table-cell office:value-type="float" office:value="5221" calcext:value-type="float">
            <text:p>5221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100.00616" calcext:value-type="float">
            <text:p>44100,00616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99.98058" calcext:value-type="float">
            <text:p>44199,98058</text:p>
          </table:table-cell>
          <table:table-cell office:value-type="float" office:value="5221" calcext:value-type="float">
            <text:p>5221</text:p>
          </table:table-cell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299.97626" calcext:value-type="float">
            <text:p>44299,97626</text:p>
          </table:table-cell>
          <table:table-cell office:value-type="float" office:value="5221" calcext:value-type="float">
            <text:p>5221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99.97854" calcext:value-type="float">
            <text:p>44399,97854</text:p>
          </table:table-cell>
          <table:table-cell office:value-type="float" office:value="5221" calcext:value-type="float">
            <text:p>5221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774" calcext:value-type="float">
            <text:p>44499,9774</text:p>
          </table:table-cell>
          <table:table-cell office:value-type="float" office:value="5221" calcext:value-type="float">
            <text:p>5221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599.98126" calcext:value-type="float">
            <text:p>44599,98126</text:p>
          </table:table-cell>
          <table:table-cell office:value-type="float" office:value="5221" calcext:value-type="float">
            <text:p>522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699.99612" calcext:value-type="float">
            <text:p>44699,99612</text:p>
          </table:table-cell>
          <table:table-cell office:value-type="float" office:value="5221" calcext:value-type="float">
            <text:p>5221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799.98504" calcext:value-type="float">
            <text:p>44799,98504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900.00328" calcext:value-type="float">
            <text:p>44900,00328</text:p>
          </table:table-cell>
          <table:table-cell office:value-type="float" office:value="5221" calcext:value-type="float">
            <text:p>5221</text:p>
          </table:table-cell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99.9761" calcext:value-type="float">
            <text:p>44999,9761</text:p>
          </table:table-cell>
          <table:table-cell office:value-type="float" office:value="5221" calcext:value-type="float">
            <text:p>522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099.99232" calcext:value-type="float">
            <text:p>45099,99232</text:p>
          </table:table-cell>
          <table:table-cell office:value-type="float" office:value="5228" calcext:value-type="float">
            <text:p>5228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7522" calcext:value-type="float">
            <text:p>45199,97522</text:p>
          </table:table-cell>
          <table:table-cell office:value-type="float" office:value="5221" calcext:value-type="float">
            <text:p>522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299.96396" calcext:value-type="float">
            <text:p>45299,96396</text:p>
          </table:table-cell>
          <table:table-cell office:value-type="float" office:value="5221" calcext:value-type="float">
            <text:p>5221</text:p>
          </table:table-cell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99.98786" calcext:value-type="float">
            <text:p>45399,98786</text:p>
          </table:table-cell>
          <table:table-cell office:value-type="float" office:value="5221" calcext:value-type="float">
            <text:p>5221</text:p>
          </table:table-cell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500.01886" calcext:value-type="float">
            <text:p>45500,01886</text:p>
          </table:table-cell>
          <table:table-cell office:value-type="float" office:value="5221" calcext:value-type="float">
            <text:p>5221</text:p>
          </table:table-cell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599.97428" calcext:value-type="float">
            <text:p>45599,97428</text:p>
          </table:table-cell>
          <table:table-cell office:value-type="float" office:value="5247" calcext:value-type="float">
            <text:p>5247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99.98108" calcext:value-type="float">
            <text:p>45699,98108</text:p>
          </table:table-cell>
          <table:table-cell office:value-type="float" office:value="5228" calcext:value-type="float">
            <text:p>5228</text:p>
          </table:table-cell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800.00826" calcext:value-type="float">
            <text:p>45800,00826</text:p>
          </table:table-cell>
          <table:table-cell office:value-type="float" office:value="5221" calcext:value-type="float">
            <text:p>522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900.01172" calcext:value-type="float">
            <text:p>45900,01172</text:p>
          </table:table-cell>
          <table:table-cell office:value-type="float" office:value="5221" calcext:value-type="float">
            <text:p>5221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9502" calcext:value-type="float">
            <text:p>45999,99502</text:p>
          </table:table-cell>
          <table:table-cell office:value-type="float" office:value="5221" calcext:value-type="float">
            <text:p>522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100.00054" calcext:value-type="float">
            <text:p>46100,00054</text:p>
          </table:table-cell>
          <table:table-cell office:value-type="float" office:value="5221" calcext:value-type="float">
            <text:p>5221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200.0814" calcext:value-type="float">
            <text:p>46200,0814</text:p>
          </table:table-cell>
          <table:table-cell office:value-type="float" office:value="5221" calcext:value-type="float">
            <text:p>5221</text:p>
          </table:table-cell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99.99758" calcext:value-type="float">
            <text:p>46299,99758</text:p>
          </table:table-cell>
          <table:table-cell office:value-type="float" office:value="5247" calcext:value-type="float">
            <text:p>5247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400.00006" calcext:value-type="float">
            <text:p>46400,00006</text:p>
          </table:table-cell>
          <table:table-cell office:value-type="float" office:value="5290" calcext:value-type="float">
            <text:p>5290</text:p>
          </table:table-cell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99.97264" calcext:value-type="float">
            <text:p>46499,97264</text:p>
          </table:table-cell>
          <table:table-cell office:value-type="float" office:value="5133" calcext:value-type="float">
            <text:p>5133</text:p>
          </table:table-cell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599.97824" calcext:value-type="float">
            <text:p>46599,97824</text:p>
          </table:table-cell>
          <table:table-cell office:value-type="float" office:value="5145" calcext:value-type="float">
            <text:p>5145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700.0465" calcext:value-type="float">
            <text:p>46700,0465</text:p>
          </table:table-cell>
          <table:table-cell office:value-type="float" office:value="5161" calcext:value-type="float">
            <text:p>5161</text:p>
          </table:table-cell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799.98588" calcext:value-type="float">
            <text:p>46799,98588</text:p>
          </table:table-cell>
          <table:table-cell office:value-type="float" office:value="5195" calcext:value-type="float">
            <text:p>5195</text:p>
          </table:table-cell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99.97544" calcext:value-type="float">
            <text:p>46899,97544</text:p>
          </table:table-cell>
          <table:table-cell office:value-type="float" office:value="5212" calcext:value-type="float">
            <text:p>5212</text:p>
          </table:table-cell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000.0208" calcext:value-type="float">
            <text:p>47000,0208</text:p>
          </table:table-cell>
          <table:table-cell office:value-type="float" office:value="5213" calcext:value-type="float">
            <text:p>5213</text:p>
          </table:table-cell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099.996" calcext:value-type="float">
            <text:p>47099,996</text:p>
          </table:table-cell>
          <table:table-cell office:value-type="float" office:value="5204" calcext:value-type="float">
            <text:p>5204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99.97026" calcext:value-type="float">
            <text:p>47199,97026</text:p>
          </table:table-cell>
          <table:table-cell office:value-type="float" office:value="5181" calcext:value-type="float">
            <text:p>5181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299.96952" calcext:value-type="float">
            <text:p>47299,96952</text:p>
          </table:table-cell>
          <table:table-cell office:value-type="float" office:value="5217" calcext:value-type="float">
            <text:p>5217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400.04144" calcext:value-type="float">
            <text:p>47400,04144</text:p>
          </table:table-cell>
          <table:table-cell office:value-type="float" office:value="5215" calcext:value-type="float">
            <text:p>5215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500.00904" calcext:value-type="float">
            <text:p>47500,00904</text:p>
          </table:table-cell>
          <table:table-cell office:value-type="float" office:value="5202" calcext:value-type="float">
            <text:p>5202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969" calcext:value-type="float">
            <text:p>47599,9969</text:p>
          </table:table-cell>
          <table:table-cell office:value-type="float" office:value="5194" calcext:value-type="float">
            <text:p>5194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699.97872" calcext:value-type="float">
            <text:p>47699,97872</text:p>
          </table:table-cell>
          <table:table-cell office:value-type="float" office:value="5213" calcext:value-type="float">
            <text:p>5213</text:p>
          </table:table-cell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99.99556" calcext:value-type="float">
            <text:p>47799,99556</text:p>
          </table:table-cell>
          <table:table-cell office:value-type="float" office:value="5187" calcext:value-type="float">
            <text:p>5187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99.96974" calcext:value-type="float">
            <text:p>47899,96974</text:p>
          </table:table-cell>
          <table:table-cell office:value-type="float" office:value="5221" calcext:value-type="float">
            <text:p>5221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99.97202" calcext:value-type="float">
            <text:p>47999,97202</text:p>
          </table:table-cell>
          <table:table-cell office:value-type="float" office:value="5189" calcext:value-type="float">
            <text:p>5189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99.99978" calcext:value-type="float">
            <text:p>48099,99978</text:p>
          </table:table-cell>
          <table:table-cell office:value-type="float" office:value="5219" calcext:value-type="float">
            <text:p>5219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200.00238" calcext:value-type="float">
            <text:p>48200,00238</text:p>
          </table:table-cell>
          <table:table-cell office:value-type="float" office:value="5189" calcext:value-type="float">
            <text:p>5189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99.9707" calcext:value-type="float">
            <text:p>48299,9707</text:p>
          </table:table-cell>
          <table:table-cell office:value-type="float" office:value="5213" calcext:value-type="float">
            <text:p>5213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99.96818" calcext:value-type="float">
            <text:p>48399,96818</text:p>
          </table:table-cell>
          <table:table-cell office:value-type="float" office:value="5214" calcext:value-type="float">
            <text:p>5214</text:p>
          </table:table-cell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99.9687" calcext:value-type="float">
            <text:p>48499,9687</text:p>
          </table:table-cell>
          <table:table-cell office:value-type="float" office:value="5187" calcext:value-type="float">
            <text:p>5187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99.97166" calcext:value-type="float">
            <text:p>48599,97166</text:p>
          </table:table-cell>
          <table:table-cell office:value-type="float" office:value="5187" calcext:value-type="float">
            <text:p>5187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699.96944" calcext:value-type="float">
            <text:p>48699,96944</text:p>
          </table:table-cell>
          <table:table-cell office:value-type="float" office:value="5211" calcext:value-type="float">
            <text:p>5211</text:p>
          </table:table-cell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799.9883" calcext:value-type="float">
            <text:p>48799,9883</text:p>
          </table:table-cell>
          <table:table-cell office:value-type="float" office:value="5187" calcext:value-type="float">
            <text:p>5187</text:p>
          </table:table-cell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899.97512" calcext:value-type="float">
            <text:p>48899,97512</text:p>
          </table:table-cell>
          <table:table-cell office:value-type="float" office:value="5187" calcext:value-type="float">
            <text:p>5187</text:p>
          </table:table-cell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999.99464" calcext:value-type="float">
            <text:p>48999,99464</text:p>
          </table:table-cell>
          <table:table-cell office:value-type="float" office:value="5187" calcext:value-type="float">
            <text:p>5187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100.05142" calcext:value-type="float">
            <text:p>49100,05142</text:p>
          </table:table-cell>
          <table:table-cell office:value-type="float" office:value="5187" calcext:value-type="float">
            <text:p>5187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199.96612" calcext:value-type="float">
            <text:p>49199,96612</text:p>
          </table:table-cell>
          <table:table-cell office:value-type="float" office:value="5187" calcext:value-type="float">
            <text:p>5187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299.97382" calcext:value-type="float">
            <text:p>49299,97382</text:p>
          </table:table-cell>
          <table:table-cell office:value-type="float" office:value="5187" calcext:value-type="float">
            <text:p>5187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399.98244" calcext:value-type="float">
            <text:p>49399,98244</text:p>
          </table:table-cell>
          <table:table-cell office:value-type="float" office:value="5181" calcext:value-type="float">
            <text:p>5181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500.00258" calcext:value-type="float">
            <text:p>49500,00258</text:p>
          </table:table-cell>
          <table:table-cell office:value-type="float" office:value="5181" calcext:value-type="float">
            <text:p>5181</text:p>
          </table:table-cell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99.97482" calcext:value-type="float">
            <text:p>49599,97482</text:p>
          </table:table-cell>
          <table:table-cell office:value-type="float" office:value="5187" calcext:value-type="float">
            <text:p>5187</text:p>
          </table:table-cell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99.98948" calcext:value-type="float">
            <text:p>49699,98948</text:p>
          </table:table-cell>
          <table:table-cell office:value-type="float" office:value="5214" calcext:value-type="float">
            <text:p>5214</text:p>
          </table:table-cell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799.9682" calcext:value-type="float">
            <text:p>49799,9682</text:p>
          </table:table-cell>
          <table:table-cell office:value-type="float" office:value="5189" calcext:value-type="float">
            <text:p>5189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900.01428" calcext:value-type="float">
            <text:p>49900,01428</text:p>
          </table:table-cell>
          <table:table-cell office:value-type="float" office:value="5187" calcext:value-type="float">
            <text:p>5187</text:p>
          </table:table-cell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00.03918" calcext:value-type="float">
            <text:p>50000,03918</text:p>
          </table:table-cell>
          <table:table-cell office:value-type="float" office:value="5187" calcext:value-type="float">
            <text:p>5187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099.97758" calcext:value-type="float">
            <text:p>50099,97758</text:p>
          </table:table-cell>
          <table:table-cell office:value-type="float" office:value="5195" calcext:value-type="float">
            <text:p>5195</text:p>
          </table:table-cell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200.03908" calcext:value-type="float">
            <text:p>50200,03908</text:p>
          </table:table-cell>
          <table:table-cell office:value-type="float" office:value="5185" calcext:value-type="float">
            <text:p>5185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299.97248" calcext:value-type="float">
            <text:p>50299,97248</text:p>
          </table:table-cell>
          <table:table-cell office:value-type="float" office:value="5212" calcext:value-type="float">
            <text:p>5212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399.97382" calcext:value-type="float">
            <text:p>50399,97382</text:p>
          </table:table-cell>
          <table:table-cell office:value-type="float" office:value="5221" calcext:value-type="float">
            <text:p>5221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499.97022" calcext:value-type="float">
            <text:p>50499,97022</text:p>
          </table:table-cell>
          <table:table-cell office:value-type="float" office:value="5198" calcext:value-type="float">
            <text:p>5198</text:p>
          </table:table-cell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599.97238" calcext:value-type="float">
            <text:p>50599,97238</text:p>
          </table:table-cell>
          <table:table-cell office:value-type="float" office:value="5189" calcext:value-type="float">
            <text:p>5189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699.99414" calcext:value-type="float">
            <text:p>50699,99414</text:p>
          </table:table-cell>
          <table:table-cell office:value-type="float" office:value="5189" calcext:value-type="float">
            <text:p>5189</text:p>
          </table:table-cell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799.97546" calcext:value-type="float">
            <text:p>50799,97546</text:p>
          </table:table-cell>
          <table:table-cell office:value-type="float" office:value="5187" calcext:value-type="float">
            <text:p>5187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899.9859" calcext:value-type="float">
            <text:p>50899,9859</text:p>
          </table:table-cell>
          <table:table-cell office:value-type="float" office:value="5187" calcext:value-type="float">
            <text:p>5187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000.02774" calcext:value-type="float">
            <text:p>51000,02774</text:p>
          </table:table-cell>
          <table:table-cell office:value-type="float" office:value="5193" calcext:value-type="float">
            <text:p>5193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099.97236" calcext:value-type="float">
            <text:p>51099,97236</text:p>
          </table:table-cell>
          <table:table-cell office:value-type="float" office:value="5187" calcext:value-type="float">
            <text:p>5187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200.03972" calcext:value-type="float">
            <text:p>51200,03972</text:p>
          </table:table-cell>
          <table:table-cell office:value-type="float" office:value="5181" calcext:value-type="float">
            <text:p>5181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300.00756" calcext:value-type="float">
            <text:p>51300,00756</text:p>
          </table:table-cell>
          <table:table-cell office:value-type="float" office:value="5189" calcext:value-type="float">
            <text:p>5189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399.99792" calcext:value-type="float">
            <text:p>51399,99792</text:p>
          </table:table-cell>
          <table:table-cell office:value-type="float" office:value="5189" calcext:value-type="float">
            <text:p>5189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499.96828" calcext:value-type="float">
            <text:p>51499,96828</text:p>
          </table:table-cell>
          <table:table-cell office:value-type="float" office:value="5187" calcext:value-type="float">
            <text:p>5187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600.01124" calcext:value-type="float">
            <text:p>51600,01124</text:p>
          </table:table-cell>
          <table:table-cell office:value-type="float" office:value="5187" calcext:value-type="float">
            <text:p>5187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699.97408" calcext:value-type="float">
            <text:p>51699,97408</text:p>
          </table:table-cell>
          <table:table-cell office:value-type="float" office:value="5194" calcext:value-type="float">
            <text:p>5194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800.02126" calcext:value-type="float">
            <text:p>51800,02126</text:p>
          </table:table-cell>
          <table:table-cell office:value-type="float" office:value="5187" calcext:value-type="float">
            <text:p>5187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900.03222" calcext:value-type="float">
            <text:p>51900,03222</text:p>
          </table:table-cell>
          <table:table-cell office:value-type="float" office:value="5187" calcext:value-type="float">
            <text:p>5187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999.9695" calcext:value-type="float">
            <text:p>51999,9695</text:p>
          </table:table-cell>
          <table:table-cell office:value-type="float" office:value="5212" calcext:value-type="float">
            <text:p>5212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099.9841" calcext:value-type="float">
            <text:p>52099,9841</text:p>
          </table:table-cell>
          <table:table-cell office:value-type="float" office:value="5187" calcext:value-type="float">
            <text:p>5187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199.97174" calcext:value-type="float">
            <text:p>52199,97174</text:p>
          </table:table-cell>
          <table:table-cell office:value-type="float" office:value="5204" calcext:value-type="float">
            <text:p>5204</text:p>
          </table:table-cell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299.98482" calcext:value-type="float">
            <text:p>52299,98482</text:p>
          </table:table-cell>
          <table:table-cell office:value-type="float" office:value="5162" calcext:value-type="float">
            <text:p>5162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400.04184" calcext:value-type="float">
            <text:p>52400,04184</text:p>
          </table:table-cell>
          <table:table-cell office:value-type="float" office:value="5187" calcext:value-type="float">
            <text:p>5187</text:p>
          </table:table-cell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499.98078" calcext:value-type="float">
            <text:p>52499,98078</text:p>
          </table:table-cell>
          <table:table-cell office:value-type="float" office:value="5191" calcext:value-type="float">
            <text:p>5191</text:p>
          </table:table-cell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600.00842" calcext:value-type="float">
            <text:p>52600,00842</text:p>
          </table:table-cell>
          <table:table-cell office:value-type="float" office:value="5189" calcext:value-type="float">
            <text:p>5189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699.96894" calcext:value-type="float">
            <text:p>52699,96894</text:p>
          </table:table-cell>
          <table:table-cell office:value-type="float" office:value="5189" calcext:value-type="float">
            <text:p>5189</text:p>
          </table:table-cell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799.98054" calcext:value-type="float">
            <text:p>52799,98054</text:p>
          </table:table-cell>
          <table:table-cell office:value-type="float" office:value="5187" calcext:value-type="float">
            <text:p>5187</text:p>
          </table:table-cell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899.96952" calcext:value-type="float">
            <text:p>52899,96952</text:p>
          </table:table-cell>
          <table:table-cell office:value-type="float" office:value="5181" calcext:value-type="float">
            <text:p>5181</text:p>
          </table:table-cell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999.96878" calcext:value-type="float">
            <text:p>52999,96878</text:p>
          </table:table-cell>
          <table:table-cell office:value-type="float" office:value="5187" calcext:value-type="float">
            <text:p>5187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099.98926" calcext:value-type="float">
            <text:p>53099,98926</text:p>
          </table:table-cell>
          <table:table-cell office:value-type="float" office:value="5206" calcext:value-type="float">
            <text:p>5206</text:p>
          </table:table-cell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199.9833" calcext:value-type="float">
            <text:p>53199,9833</text:p>
          </table:table-cell>
          <table:table-cell office:value-type="float" office:value="5181" calcext:value-type="float">
            <text:p>5181</text:p>
          </table:table-cell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299.97304" calcext:value-type="float">
            <text:p>53299,97304</text:p>
          </table:table-cell>
          <table:table-cell office:value-type="float" office:value="5193" calcext:value-type="float">
            <text:p>5193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399.96684" calcext:value-type="float">
            <text:p>53399,96684</text:p>
          </table:table-cell>
          <table:table-cell office:value-type="float" office:value="5187" calcext:value-type="float">
            <text:p>5187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499.97824" calcext:value-type="float">
            <text:p>53499,97824</text:p>
          </table:table-cell>
          <table:table-cell office:value-type="float" office:value="5204" calcext:value-type="float">
            <text:p>5204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599.9718" calcext:value-type="float">
            <text:p>53599,9718</text:p>
          </table:table-cell>
          <table:table-cell office:value-type="float" office:value="5187" calcext:value-type="float">
            <text:p>5187</text:p>
          </table:table-cell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699.97538" calcext:value-type="float">
            <text:p>53699,97538</text:p>
          </table:table-cell>
          <table:table-cell office:value-type="float" office:value="5189" calcext:value-type="float">
            <text:p>5189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799.99218" calcext:value-type="float">
            <text:p>53799,99218</text:p>
          </table:table-cell>
          <table:table-cell office:value-type="float" office:value="5187" calcext:value-type="float">
            <text:p>5187</text:p>
          </table:table-cell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899.9859" calcext:value-type="float">
            <text:p>53899,9859</text:p>
          </table:table-cell>
          <table:table-cell office:value-type="float" office:value="5187" calcext:value-type="float">
            <text:p>5187</text:p>
          </table:table-cell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000.01" calcext:value-type="float">
            <text:p>54000,01</text:p>
          </table:table-cell>
          <table:table-cell office:value-type="float" office:value="5181" calcext:value-type="float">
            <text:p>5181</text:p>
          </table:table-cell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100.02616" calcext:value-type="float">
            <text:p>54100,02616</text:p>
          </table:table-cell>
          <table:table-cell office:value-type="float" office:value="5189" calcext:value-type="float">
            <text:p>5189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199.97534" calcext:value-type="float">
            <text:p>54199,97534</text:p>
          </table:table-cell>
          <table:table-cell office:value-type="float" office:value="5185" calcext:value-type="float">
            <text:p>5185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299.99924" calcext:value-type="float">
            <text:p>54299,99924</text:p>
          </table:table-cell>
          <table:table-cell office:value-type="float" office:value="5181" calcext:value-type="float">
            <text:p>5181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399.96722" calcext:value-type="float">
            <text:p>54399,96722</text:p>
          </table:table-cell>
          <table:table-cell office:value-type="float" office:value="5187" calcext:value-type="float">
            <text:p>5187</text:p>
          </table:table-cell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499.99694" calcext:value-type="float">
            <text:p>54499,99694</text:p>
          </table:table-cell>
          <table:table-cell office:value-type="float" office:value="5191" calcext:value-type="float">
            <text:p>5191</text:p>
          </table:table-cell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599.97932" calcext:value-type="float">
            <text:p>54599,97932</text:p>
          </table:table-cell>
          <table:table-cell office:value-type="float" office:value="5187" calcext:value-type="float">
            <text:p>5187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699.97426" calcext:value-type="float">
            <text:p>54699,97426</text:p>
          </table:table-cell>
          <table:table-cell office:value-type="float" office:value="5187" calcext:value-type="float">
            <text:p>5187</text:p>
          </table:table-cell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800.00204" calcext:value-type="float">
            <text:p>54800,00204</text:p>
          </table:table-cell>
          <table:table-cell office:value-type="float" office:value="5187" calcext:value-type="float">
            <text:p>5187</text:p>
          </table:table-cell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899.97748" calcext:value-type="float">
            <text:p>54899,97748</text:p>
          </table:table-cell>
          <table:table-cell office:value-type="float" office:value="5195" calcext:value-type="float">
            <text:p>5195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999.99796" calcext:value-type="float">
            <text:p>54999,99796</text:p>
          </table:table-cell>
          <table:table-cell office:value-type="float" office:value="5162" calcext:value-type="float">
            <text:p>5162</text:p>
          </table:table-cell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099.97566" calcext:value-type="float">
            <text:p>55099,97566</text:p>
          </table:table-cell>
          <table:table-cell office:value-type="float" office:value="5204" calcext:value-type="float">
            <text:p>5204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199.98186" calcext:value-type="float">
            <text:p>55199,98186</text:p>
          </table:table-cell>
          <table:table-cell office:value-type="float" office:value="5179" calcext:value-type="float">
            <text:p>5179</text:p>
          </table:table-cell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299.97288" calcext:value-type="float">
            <text:p>55299,97288</text:p>
          </table:table-cell>
          <table:table-cell office:value-type="float" office:value="5193" calcext:value-type="float">
            <text:p>5193</text:p>
          </table:table-cell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400.02476" calcext:value-type="float">
            <text:p>55400,02476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499.97278" calcext:value-type="float">
            <text:p>55499,97278</text:p>
          </table:table-cell>
          <table:table-cell office:value-type="float" office:value="5185" calcext:value-type="float">
            <text:p>5185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599.96852" calcext:value-type="float">
            <text:p>55599,96852</text:p>
          </table:table-cell>
          <table:table-cell office:value-type="float" office:value="5181" calcext:value-type="float">
            <text:p>5181</text:p>
          </table:table-cell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699.97348" calcext:value-type="float">
            <text:p>55699,97348</text:p>
          </table:table-cell>
          <table:table-cell office:value-type="float" office:value="5181" calcext:value-type="float">
            <text:p>5181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799.9681" calcext:value-type="float">
            <text:p>55799,9681</text:p>
          </table:table-cell>
          <table:table-cell office:value-type="float" office:value="5187" calcext:value-type="float">
            <text:p>5187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899.97726" calcext:value-type="float">
            <text:p>55899,97726</text:p>
          </table:table-cell>
          <table:table-cell office:value-type="float" office:value="5187" calcext:value-type="float">
            <text:p>5187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000.00092" calcext:value-type="float">
            <text:p>56000,00092</text:p>
          </table:table-cell>
          <table:table-cell office:value-type="float" office:value="5193" calcext:value-type="float">
            <text:p>5193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099.9739" calcext:value-type="float">
            <text:p>56099,9739</text:p>
          </table:table-cell>
          <table:table-cell office:value-type="float" office:value="5204" calcext:value-type="float">
            <text:p>5204</text:p>
          </table:table-cell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199.97394" calcext:value-type="float">
            <text:p>56199,97394</text:p>
          </table:table-cell>
          <table:table-cell office:value-type="float" office:value="5185" calcext:value-type="float">
            <text:p>5185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299.99338" calcext:value-type="float">
            <text:p>56299,99338</text:p>
          </table:table-cell>
          <table:table-cell office:value-type="float" office:value="5187" calcext:value-type="float">
            <text:p>5187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400.00898" calcext:value-type="float">
            <text:p>56400,00898</text:p>
          </table:table-cell>
          <table:table-cell office:value-type="float" office:value="5204" calcext:value-type="float">
            <text:p>5204</text:p>
          </table:table-cell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499.99112" calcext:value-type="float">
            <text:p>56499,99112</text:p>
          </table:table-cell>
          <table:table-cell office:value-type="float" office:value="5187" calcext:value-type="float">
            <text:p>5187</text:p>
          </table:table-cell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599.97464" calcext:value-type="float">
            <text:p>56599,97464</text:p>
          </table:table-cell>
          <table:table-cell office:value-type="float" office:value="5187" calcext:value-type="float">
            <text:p>5187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699.9747" calcext:value-type="float">
            <text:p>56699,9747</text:p>
          </table:table-cell>
          <table:table-cell office:value-type="float" office:value="5187" calcext:value-type="float">
            <text:p>5187</text:p>
          </table:table-cell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800.01572" calcext:value-type="float">
            <text:p>56800,01572</text:p>
          </table:table-cell>
          <table:table-cell office:value-type="float" office:value="5185" calcext:value-type="float">
            <text:p>5185</text:p>
          </table:table-cell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6899.9778" calcext:value-type="float">
            <text:p>56899,9778</text:p>
          </table:table-cell>
          <table:table-cell office:value-type="float" office:value="5187" calcext:value-type="float">
            <text:p>5187</text:p>
          </table:table-cell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000.00212" calcext:value-type="float">
            <text:p>57000,00212</text:p>
          </table:table-cell>
          <table:table-cell office:value-type="float" office:value="5187" calcext:value-type="float">
            <text:p>5187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099.9918" calcext:value-type="float">
            <text:p>57099,9918</text:p>
          </table:table-cell>
          <table:table-cell office:value-type="float" office:value="5187" calcext:value-type="float">
            <text:p>5187</text:p>
          </table:table-cell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199.99728" calcext:value-type="float">
            <text:p>57199,99728</text:p>
          </table:table-cell>
          <table:table-cell office:value-type="float" office:value="5212" calcext:value-type="float">
            <text:p>5212</text:p>
          </table:table-cell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299.96966" calcext:value-type="float">
            <text:p>57299,96966</text:p>
          </table:table-cell>
          <table:table-cell office:value-type="float" office:value="5193" calcext:value-type="float">
            <text:p>5193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399.9862" calcext:value-type="float">
            <text:p>57399,9862</text:p>
          </table:table-cell>
          <table:table-cell office:value-type="float" office:value="5187" calcext:value-type="float">
            <text:p>5187</text:p>
          </table:table-cell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499.96984" calcext:value-type="float">
            <text:p>57499,96984</text:p>
          </table:table-cell>
          <table:table-cell office:value-type="float" office:value="5162" calcext:value-type="float">
            <text:p>5162</text:p>
          </table:table-cell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599.99074" calcext:value-type="float">
            <text:p>57599,99074</text:p>
          </table:table-cell>
          <table:table-cell office:value-type="float" office:value="5181" calcext:value-type="float">
            <text:p>5181</text:p>
          </table:table-cell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699.96766" calcext:value-type="float">
            <text:p>57699,96766</text:p>
          </table:table-cell>
          <table:table-cell office:value-type="float" office:value="5187" calcext:value-type="float">
            <text:p>5187</text:p>
          </table:table-cell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799.96324" calcext:value-type="float">
            <text:p>57799,96324</text:p>
          </table:table-cell>
          <table:table-cell office:value-type="float" office:value="5186" calcext:value-type="float">
            <text:p>5186</text:p>
          </table:table-cell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7899.9672" calcext:value-type="float">
            <text:p>57899,9672</text:p>
          </table:table-cell>
          <table:table-cell office:value-type="float" office:value="5187" calcext:value-type="float">
            <text:p>5187</text:p>
          </table:table-cell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000.00992" calcext:value-type="float">
            <text:p>58000,00992</text:p>
          </table:table-cell>
          <table:table-cell office:value-type="float" office:value="5189" calcext:value-type="float">
            <text:p>5189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2:53:20.957018357</dc:date>
    <meta:editing-duration>PT11M31S</meta:editing-duration>
    <meta:editing-cycles>1</meta:editing-cycles>
    <meta:document-statistic meta:table-count="1" meta:cell-count="2300" meta:object-count="0"/>
    <meta:generator>LibreOffice/5.1.6.2$Linux_X86_64 LibreOffice_project/10m0$Build-2</meta:generator>
  </office:meta>
</office:document-meta>
</file>